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1.453cm"/>
    </style:style>
    <style:style style:name="co4" style:family="table-column">
      <style:table-column-properties fo:break-before="auto" style:column-width="0.623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5.195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9.375cm"/>
    </style:style>
    <style:style style:name="co9" style:family="table-column">
      <style:table-column-properties fo:break-before="auto" style:column-width="6.96cm"/>
    </style:style>
    <style:style style:name="co10" style:family="table-column">
      <style:table-column-properties fo:break-before="auto" style:column-width="21.40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3.842cm"/>
    </style:style>
    <style:style style:name="co13" style:family="table-column">
      <style:table-column-properties fo:break-before="auto" style:column-width="44.739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614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3.81cm" fo:break-before="auto" style:use-optimal-row-height="true"/>
    </style:style>
    <style:style style:name="ro7" style:family="table-row">
      <style:table-row-properties style:row-height="2.223cm" fo:break-before="auto" style:use-optimal-row-height="true"/>
    </style:style>
    <style:style style:name="ro8" style:family="table-row">
      <style:table-row-properties style:row-height="0.635cm" fo:break-before="auto" style:use-optimal-row-height="true"/>
    </style:style>
    <style:style style:name="ro9" style:family="table-row">
      <style:table-row-properties style:row-height="0.788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fo:color="#33cccc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14" style:family="table-cell" style:parent-style-name="Default">
      <style:table-cell-properties fo:background-color="#ffff00" fo:padding="0.071cm"/>
    </style:style>
    <style:style style:name="ce15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style:glyph-orientation-vertical="0" fo:background-color="#ffb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ffbf00" style:diagonal-bl-tr="none" style:diagonal-tl-br="none" fo:border="0.74pt solid #000000" fo:padding="0.071cm" style:rotation-align="none"/>
    </style:style>
    <style:style style:name="ce19" style:family="table-cell" style:parent-style-name="Default">
      <style:table-cell-properties fo:background-color="#ffbf00" fo:padding="0.071cm"/>
    </style:style>
    <style:style style:name="ce20" style:family="table-cell" style:parent-style-name="Default">
      <style:table-cell-properties fo:background-color="#ffbf00"/>
    </style:style>
    <style:style style:name="ce34" style:family="table-cell" style:parent-style-name="Default">
      <style:table-cell-properties style:glyph-orientation-vertical="0" fo:background-color="#e8f2a1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e8f2a1"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fo:background-color="#e8f2a1" fo:padding="0.071cm"/>
    </style:style>
    <style:style style:name="ce24" style:family="table-cell" style:parent-style-name="Default">
      <style:table-cell-properties fo:background-color="#e8f2a1"/>
    </style:style>
    <style:style style:name="ce25" style:family="table-cell" style:parent-style-name="Excel_5f_BuiltIn_5f_계산" style:data-style-name="N0">
      <style:table-cell-properties style:glyph-orientation-vertical="0" fo:background-color="#e8f2a1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" style:family="table-cell" style:parent-style-name="Excel_5f_BuiltIn_5f_Hyperlink" style:data-style-name="N0">
      <style:table-cell-properties style:glyph-orientation-vertical="0" fo:background-color="#e8f2a1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ackground-color="#ffb66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ackground-color="#ffb66c" style:diagonal-bl-tr="none" style:diagonal-tl-br="none" fo:border="0.74pt solid #000000" fo:padding="0.071cm" style:rotation-align="none"/>
    </style:style>
    <style:style style:name="ce29" style:family="table-cell" style:parent-style-name="Default">
      <style:table-cell-properties fo:background-color="#ffb66c" fo:padding="0.071cm"/>
    </style:style>
    <style:style style:name="ce30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fo:padding="0.071cm"/>
    </style:style>
    <style:style style:name="ce8" style:family="table-cell" style:parent-style-name="Default">
      <style:table-cell-properties fo:border="none" fo:padding="0.071cm"/>
    </style:style>
    <style:style style:name="ce9" style:family="table-cell" style:parent-style-name="Excel_5f_BuiltIn_5f_셀_20_확인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Excel_5f_BuiltIn_5f_경고문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000000" style:font-name="맑은 고딕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맑은 고딕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맑은 고딕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339966" style:font-name="맑은 고딕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맑은 고딕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11pt" style:font-size-complex="11pt" style:font-weight-asian="normal" style:font-weight-complex="normal" style:font-style-asian="normal" style:font-style-complex="normal" fo:color="#000000"/>
    </style:style>
    <style:style style:name="T5" style:family="text">
      <style:text-properties style:font-name="맑은 고딕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11pt" style:font-size-complex="11pt" style:font-weight-asian="normal" style:font-weight-complex="normal" style:font-style-asian="normal" style:font-style-complex="normal" fo:color="#339966"/>
    </style:style>
    <style:style style:name="T6" style:family="text">
      <style:text-properties style:font-name="맑은 고딕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11pt" style:font-size-complex="11pt" style:font-weight-asian="normal" style:font-weight-complex="normal" style:font-style-asian="normal" style:font-style-complex="normal" fo:color="#33cccc"/>
    </style:style>
    <style:style style:name="T7" style:family="text">
      <style:text-properties fo:color="#ffffff" style:font-name="맑은 고딕" fo:font-size="11pt" fo:font-weight="bold" style:text-underline-style="none" style:text-underline-color="font-color" style:text-line-through-type="none" fo:font-style="normal" style:text-outline="false" fo:text-shadow="none" style:text-position="0% 100%" style:font-name-asian="맑은 고딕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ff0000" style:font-name="맑은 고딕" fo:font-size="14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5" table:default-cell-style-name="ce20"/>
        <table:table-column table:style-name="co7" table:default-cell-style-name="ce20"/>
        <table:table-column table:style-name="co5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O</text:p>
          </table:table-cell>
          <table:table-cell table:style-name="ce1" office:value-type="string" calcext:value-type="string" table:number-columns-spanned="1" table:number-rows-spanned="2">
            <text:p>tokenType</text:p>
          </table:table-cell>
          <table:table-cell table:style-name="ce1" office:value-type="string" calcext:value-type="string" table:number-columns-spanned="1" table:number-rows-spanned="2">
            <text:p>discard</text:p>
          </table:table-cell>
          <table:table-cell table:style-name="ce1" office:value-type="string" calcext:value-type="string" table:number-columns-spanned="1" table:number-rows-spanned="2">
            <text:p>state</text:p>
          </table:table-cell>
          <table:table-cell table:style-name="ce6" office:value-type="string" calcext:value-type="string" table:number-columns-spanned="2" table:number-rows-spanned="1">
            <text:p>stringMatcher</text:p>
          </table:table-cell>
          <table:covered-table-cell table:style-name="ce6"/>
          <table:table-cell table:style-name="ce17" table:number-columns-repeated="2"/>
          <table:table-cell table:style-name="ce34" office:value-type="string" calcext:value-type="string" table:number-columns-spanned="3" table:number-rows-spanned="1">
            <text:p>regexMatcher</text:p>
          </table:table-cell>
          <table:covered-table-cell table:number-columns-repeated="2" table:style-name="ce34"/>
          <table:table-cell table:style-name="ce40" office:value-type="string" calcext:value-type="string" table:number-columns-spanned="1" table:number-rows-spanned="2">
            <text:p>Copy</text:p>
            <text:p>* 추출한 데이터에서 프로퍼티로 이동 (token 변수 : Property 변수)</text:p>
            <text:p>* token 변수는 Header와 regexMatcher의 machingKeys에서 정의</text:p>
            <text:p>* Property변수 에서 앞에 Global prefix가 있는 것은 가장 최상위 Request에서 출력됨</text:p>
            <text:p>* Property변수 접미사는 Set(중복허용X), Array 형이 있고 없으면 단일 값을 가짐</text:p>
          </table:table-cell>
          <table:table-cell table:style-name="ce44" office:value-type="string" calcext:value-type="string" table:number-columns-spanned="1" table:number-rows-spanned="2">
            <text:p>우선순위</text:p>
            <text:p>(빈도)</text:p>
          </table:table-cell>
          <table:table-cell table:style-name="ce44"/>
          <table:table-cell table:style-name="ce8" office:value-type="string" calcext:value-type="string" table:number-columns-spanned="1" table:number-rows-spanned="2">
            <text:p>예</text:p>
          </table:table-cell>
        </table:table-row>
        <table:table-row table:style-name="ro2">
          <table:covered-table-cell table:number-columns-repeated="4" table:style-name="ce1"/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containText</text:p>
          </table:table-cell>
          <table:table-cell table:style-name="ce18" table:number-columns-repeated="2"/>
          <table:table-cell table:style-name="ce22" office:value-type="string" calcext:value-type="string">
            <text:p>input</text:p>
          </table:table-cell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matchingKeys</text:p>
          </table:table-cell>
          <table:covered-table-cell table:style-name="ce28"/>
          <table:covered-table-cell table:style-name="ce1"/>
          <table:table-cell table:style-name="ce1"/>
          <table:covered-table-cell table:style-name="ce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rvice_Start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S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Service [", " start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(Service) \[([^]]*)\] *(start)\.$</text:p>
          </table:table-cell>
          <table:table-cell table:style-name="ce23" office:value-type="string" calcext:value-type="string">
            <text:p>"ObjectType", "ServiceName", "finish"</text:p>
          </table:table-cell>
          <table:table-cell table:style-name="ce29" office:value-type="string" calcext:value-type="string">
            <text:p><text:span text:style-name="T1">"Header.Timestamp":"StartTime", "ObjectType":ObjectType", "ServiceName":"Name,Global.Services.Set</text:span>", "Header.Key":"Global.LogKey", "finish":"Global.finish"</text:p>
          </table:table-cell>
          <table:table-cell table:style-name="ce2"/>
          <table:table-cell table:style-name="ce16" table:formula="of:=&quot;{&quot;&quot;tokenType&quot;&quot;:&quot;&quot;&quot;&amp;[.B3]&amp;&quot;&quot;&quot;,&quot;&quot;discard&quot;&quot;:&quot;&amp;LOWER([.C3])&amp;&quot;,&quot;&quot;state&quot;&quot;:&quot;&quot;&quot;&amp;[.D3]&amp;&quot;&quot;&quot;,&quot;&quot;stringMatcher&quot;&quot;:{&quot;&quot;input&quot;&quot;:&quot;&quot;&quot;&amp;[.E3]&amp;&quot;&quot;&quot;,&quot;&quot;containText&quot;&quot;:[&quot;&amp;[.F3]&amp;&quot;]},&quot; &amp;  IF([.G3] = &quot;&quot;; &quot;&quot;; &quot;&quot;&quot;extraMatcher1&quot;&quot;:{&quot;&quot;input&quot;&quot;:&quot;&quot;&quot;&amp;[.G3]&amp;&quot;&quot;&quot;,&quot;&quot;containText&quot;&quot;:[&quot;&amp;[.H3]&amp;&quot;]},&quot;)   &amp; &quot;&quot;&quot;regExMatcher&quot;&quot;:{&quot;&quot;input&quot;&quot;:&quot;&quot;&quot;&amp;[.I3]&amp;&quot;&quot;&quot;,&quot;&quot;test&quot;&quot;:&quot;&quot;&quot;&amp;SUBSTITUTE([.J3];&quot;\&quot;;&quot;\\&quot;)&amp;&quot;&quot;&quot;,&quot;&quot;matchingKeys&quot;&quot;:[&quot;&amp;[.K3]&amp;&quot;]}&quot; &amp; &quot;,&quot;&quot;copyObject&quot;&quot;:{&quot; &amp; SUBSTITUTE([.L3];&quot;\&quot;;&quot;\\&quot;) &amp; &quot;}},&quot;" office:value-type="string" office:string-value="{&quot;tokenType&quot;:&quot;Service_Start&quot;,&quot;discard&quot;:false,&quot;state&quot;:&quot;S&quot;,&quot;stringMatcher&quot;:{&quot;input&quot;:&quot;Text&quot;,&quot;containText&quot;:[&quot;Service [&quot;, &quot; start&quot;]},&quot;regExMatcher&quot;:{&quot;input&quot;:&quot;Text&quot;,&quot;test&quot;:&quot;(Service) \\[([^]]*)\\] *(start)\\.$&quot;,&quot;matchingKeys&quot;:[&quot;ObjectType&quot;, &quot;ServiceName&quot;, &quot;finish&quot;]},&quot;copyObject&quot;:{&quot;Header.Timestamp&quot;:&quot;StartTime&quot;, &quot;ObjectType&quot;:ObjectType&quot;, &quot;ServiceName&quot;:&quot;Name,Global.Services.Set&quot;, &quot;Header.Key&quot;:&quot;Global.LogKey&quot;, &quot;finish&quot;:&quot;Global.finish&quot;}}," calcext:value-type="string">
            <text:p>{"tokenType":"Service_Start","discard":false,"state":"S","stringMatcher":{"input":"Text","containText":["Service [", " start"]},"regExMatcher":{"input":"Text","test":"(Service) \\[([^]]*)\\] *(start)\\.$","matchingKeys":["ObjectType", "ServiceName", "finish"]},"copyObject":{"Header.Timestamp":"StartTime", "ObjectType":ObjectType", "ServiceName":"Name,Global.Services.Set", "Header.Key":"Global.LogKey", "finish":"Global.finish"}},</text:p>
          </table:table-cell>
          <table:table-cell table:style-name="ce2" office:value-type="string" calcext:value-type="string">
            <text:p>[<text:span text:style-name="T2">2021-12-10 18:16:44,718][INFO ][L454][com.dongkuk.oasis.service.SpringServiceStarter]-Service [mo] start.</text:span>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rvice_Start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S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Service [", " start. Request Tag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(Service) \[([^]]*)\].*(start).*\[(.*)\]</text:p>
          </table:table-cell>
          <table:table-cell table:style-name="ce23" office:value-type="string" calcext:value-type="string">
            <text:p><text:span text:style-name="T1">"ObjectType", </text:span>"ServiceName", "finish", "RequestTag"</text:p>
          </table:table-cell>
          <table:table-cell table:style-name="ce29" office:value-type="string" calcext:value-type="string">
            <text:p><text:span text:style-name="T1">"Header.Timestamp":"StartTime", "ObjectType":ObjectType", "ServiceName":"Name,Global.Services.Set"</text:span>, "RequestTag":"Global.RequestTag", "finish":"Global.finish"</text:p>
          </table:table-cell>
          <table:table-cell table:style-name="ce2"/>
          <table:table-cell table:style-name="ce16" table:formula="of:=&quot;{&quot;&quot;tokenType&quot;&quot;:&quot;&quot;&quot;&amp;[.B4]&amp;&quot;&quot;&quot;,&quot;&quot;discard&quot;&quot;:&quot;&amp;LOWER([.C4])&amp;&quot;,&quot;&quot;state&quot;&quot;:&quot;&quot;&quot;&amp;[.D4]&amp;&quot;&quot;&quot;,&quot;&quot;stringMatcher&quot;&quot;:{&quot;&quot;input&quot;&quot;:&quot;&quot;&quot;&amp;[.E4]&amp;&quot;&quot;&quot;,&quot;&quot;containText&quot;&quot;:[&quot;&amp;[.F4]&amp;&quot;]},&quot; &amp;  IF([.G4] = &quot;&quot;; &quot;&quot;; &quot;&quot;&quot;extraMatcher1&quot;&quot;:{&quot;&quot;input&quot;&quot;:&quot;&quot;&quot;&amp;[.G4]&amp;&quot;&quot;&quot;,&quot;&quot;containText&quot;&quot;:[&quot;&amp;[.H4]&amp;&quot;]},&quot;)   &amp; &quot;&quot;&quot;regExMatcher&quot;&quot;:{&quot;&quot;input&quot;&quot;:&quot;&quot;&quot;&amp;[.I4]&amp;&quot;&quot;&quot;,&quot;&quot;test&quot;&quot;:&quot;&quot;&quot;&amp;SUBSTITUTE([.J4];&quot;\&quot;;&quot;\\&quot;)&amp;&quot;&quot;&quot;,&quot;&quot;matchingKeys&quot;&quot;:[&quot;&amp;[.K4]&amp;&quot;]}&quot; &amp; &quot;,&quot;&quot;copyObject&quot;&quot;:{&quot; &amp; SUBSTITUTE([.L4];&quot;\&quot;;&quot;\\&quot;) &amp; &quot;}},&quot;" office:value-type="string" office:string-value="{&quot;tokenType&quot;:&quot;Service_Start&quot;,&quot;discard&quot;:false,&quot;state&quot;:&quot;S&quot;,&quot;stringMatcher&quot;:{&quot;input&quot;:&quot;Text&quot;,&quot;containText&quot;:[&quot;Service [&quot;, &quot; start. Request Tag&quot;]},&quot;regExMatcher&quot;:{&quot;input&quot;:&quot;Text&quot;,&quot;test&quot;:&quot;(Service) \\[([^]]*)\\].*(start).*\\[(.*)\\]&quot;,&quot;matchingKeys&quot;:[&quot;ObjectType&quot;, &quot;ServiceName&quot;, &quot;finish&quot;, &quot;RequestTag&quot;]},&quot;copyObject&quot;:{&quot;Header.Timestamp&quot;:&quot;StartTime&quot;, &quot;ObjectType&quot;:ObjectType&quot;, &quot;ServiceName&quot;:&quot;Name,Global.Services.Set&quot;, &quot;RequestTag&quot;:&quot;Global.RequestTag&quot;, &quot;finish&quot;:&quot;Global.finish&quot;}}," calcext:value-type="string">
            <text:p>{"tokenType":"Service_Start","discard":false,"state":"S","stringMatcher":{"input":"Text","containText":["Service [", " start. Request Tag"]},"regExMatcher":{"input":"Text","test":"(Service) \\[([^]]*)\\].*(start).*\\[(.*)\\]","matchingKeys":["ObjectType", "ServiceName", "finish", "RequestTag"]},"copyObject":{"Header.Timestamp":"StartTime", "ObjectType":ObjectType", "ServiceName":"Name,Global.Services.Set", "RequestTag":"Global.RequestTag", "finish":"Global.finish"}},</text:p>
          </table:table-cell>
          <table:table-cell table:style-name="ce2" office:value-type="string" calcext:value-type="string">
            <text:p>[2021-12-22 17:01:45,576][INFO ][emRI][com.dongkuk.oasis.service.SpringServiceStarter(23)]-Service [parallelGreeting] start. Request Tag [Pxf]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rvice_End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string" calcext:value-type="string">
            <text:p>F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Service [", <text:s/>" finish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(finish).*\(([0-9]+)ms\)</text:p>
          </table:table-cell>
          <table:table-cell table:style-name="ce23" office:value-type="string" calcext:value-type="string">
            <text:p><text:span text:style-name="T1">"finish", </text:span>"RunTime"</text:p>
          </table:table-cell>
          <table:table-cell table:style-name="ce29" office:value-type="string" calcext:value-type="string">
            <text:p>"Header.Timestamp":"EndTime", "RunTime":"RunTime", "finish":"Global.finish"</text:p>
          </table:table-cell>
          <table:table-cell table:style-name="ce2"/>
          <table:table-cell table:style-name="ce16" table:formula="of:=&quot;{&quot;&quot;tokenType&quot;&quot;:&quot;&quot;&quot;&amp;[.B5]&amp;&quot;&quot;&quot;,&quot;&quot;discard&quot;&quot;:&quot;&amp;LOWER([.C5])&amp;&quot;,&quot;&quot;state&quot;&quot;:&quot;&quot;&quot;&amp;[.D5]&amp;&quot;&quot;&quot;,&quot;&quot;stringMatcher&quot;&quot;:{&quot;&quot;input&quot;&quot;:&quot;&quot;&quot;&amp;[.E5]&amp;&quot;&quot;&quot;,&quot;&quot;containText&quot;&quot;:[&quot;&amp;[.F5]&amp;&quot;]},&quot; &amp;  IF([.G5] = &quot;&quot;; &quot;&quot;; &quot;&quot;&quot;extraMatcher1&quot;&quot;:{&quot;&quot;input&quot;&quot;:&quot;&quot;&quot;&amp;[.G5]&amp;&quot;&quot;&quot;,&quot;&quot;containText&quot;&quot;:[&quot;&amp;[.H5]&amp;&quot;]},&quot;)   &amp; &quot;&quot;&quot;regExMatcher&quot;&quot;:{&quot;&quot;input&quot;&quot;:&quot;&quot;&quot;&amp;[.I5]&amp;&quot;&quot;&quot;,&quot;&quot;test&quot;&quot;:&quot;&quot;&quot;&amp;SUBSTITUTE([.J5];&quot;\&quot;;&quot;\\&quot;)&amp;&quot;&quot;&quot;,&quot;&quot;matchingKeys&quot;&quot;:[&quot;&amp;[.K5]&amp;&quot;]}&quot; &amp; &quot;,&quot;&quot;copyObject&quot;&quot;:{&quot; &amp; SUBSTITUTE([.L5];&quot;\&quot;;&quot;\\&quot;) &amp; &quot;}},&quot;" office:value-type="string" office:string-value="{&quot;tokenType&quot;:&quot;Service_End&quot;,&quot;discard&quot;:false,&quot;state&quot;:&quot;F&quot;,&quot;stringMatcher&quot;:{&quot;input&quot;:&quot;Text&quot;,&quot;containText&quot;:[&quot;Service [&quot;,  &quot; finish&quot;]},&quot;regExMatcher&quot;:{&quot;input&quot;:&quot;Text&quot;,&quot;test&quot;:&quot;(finish).*\\(([0-9]+)ms\\)&quot;,&quot;matchingKeys&quot;:[&quot;finish&quot;, &quot;RunTime&quot;]},&quot;copyObject&quot;:{&quot;Header.Timestamp&quot;:&quot;EndTime&quot;, &quot;RunTime&quot;:&quot;RunTime&quot;, &quot;finish&quot;:&quot;Global.finish&quot;}}," calcext:value-type="string">
            <text:p>{"tokenType":"Service_End","discard":false,"state":"F","stringMatcher":{"input":"Text","containText":["Service [", <text:s/>" finish"]},"regExMatcher":{"input":"Text","test":"(finish).*\\(([0-9]+)ms\\)","matchingKeys":["finish", "RunTime"]},"copyObject":{"Header.Timestamp":"EndTime", "RunTime":"RunTime", "finish":"Global.finish"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6:44,798</text:span><text:span text:style-name="T4">][</text:span><text:span text:style-name="T5">INFO</text:span><text:span text:style-name="T4"> ][L454][</text:span><text:span text:style-name="T6">com.dongkuk.oasis.service.SpringServiceStarter</text:span><text:span text:style-name="T4">]-Service [mo] finish with exceptions.(79ms)</text:span>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bServ_Start</text:p>
          </table:table-cell>
          <table:table-cell table:style-name="ce3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Sub-service [", " start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(Sub-service) \[([^]]*)\] *start\.$</text:p>
          </table:table-cell>
          <table:table-cell table:style-name="ce23" office:value-type="string" calcext:value-type="string">
            <text:p><text:span text:style-name="T1">"ObjectType", </text:span>"Sub-serviceName"</text:p>
          </table:table-cell>
          <table:table-cell table:style-name="ce29" office:value-type="string" calcext:value-type="string">
            <text:p><text:span text:style-name="T1">"Header.Timestamp":"StartTime", "Sub-serviceName"</text:span>:"Name"</text:p>
          </table:table-cell>
          <table:table-cell table:style-name="ce2"/>
          <table:table-cell table:style-name="ce16" table:formula="of:=&quot;{&quot;&quot;tokenType&quot;&quot;:&quot;&quot;&quot;&amp;[.B6]&amp;&quot;&quot;&quot;,&quot;&quot;discard&quot;&quot;:&quot;&amp;LOWER([.C6])&amp;&quot;,&quot;&quot;state&quot;&quot;:&quot;&quot;&quot;&amp;[.D6]&amp;&quot;&quot;&quot;,&quot;&quot;stringMatcher&quot;&quot;:{&quot;&quot;input&quot;&quot;:&quot;&quot;&quot;&amp;[.E6]&amp;&quot;&quot;&quot;,&quot;&quot;containText&quot;&quot;:[&quot;&amp;[.F6]&amp;&quot;]},&quot; &amp;  IF([.G6] = &quot;&quot;; &quot;&quot;; &quot;&quot;&quot;extraMatcher1&quot;&quot;:{&quot;&quot;input&quot;&quot;:&quot;&quot;&quot;&amp;[.G6]&amp;&quot;&quot;&quot;,&quot;&quot;containText&quot;&quot;:[&quot;&amp;[.H6]&amp;&quot;]},&quot;)   &amp; &quot;&quot;&quot;regExMatcher&quot;&quot;:{&quot;&quot;input&quot;&quot;:&quot;&quot;&quot;&amp;[.I6]&amp;&quot;&quot;&quot;,&quot;&quot;test&quot;&quot;:&quot;&quot;&quot;&amp;SUBSTITUTE([.J6];&quot;\&quot;;&quot;\\&quot;)&amp;&quot;&quot;&quot;,&quot;&quot;matchingKeys&quot;&quot;:[&quot;&amp;[.K6]&amp;&quot;]}&quot; &amp; &quot;,&quot;&quot;copyObject&quot;&quot;:{&quot; &amp; SUBSTITUTE([.L6];&quot;\&quot;;&quot;\\&quot;) &amp; &quot;}},&quot;" office:value-type="string" office:string-value="{&quot;tokenType&quot;:&quot;SubServ_Start&quot;,&quot;discard&quot;:false,&quot;state&quot;:&quot;&quot;,&quot;stringMatcher&quot;:{&quot;input&quot;:&quot;Text&quot;,&quot;containText&quot;:[&quot;Sub-service [&quot;, &quot; start&quot;]},&quot;regExMatcher&quot;:{&quot;input&quot;:&quot;Text&quot;,&quot;test&quot;:&quot;(Sub-service) \\[([^]]*)\\] *start\\.$&quot;,&quot;matchingKeys&quot;:[&quot;ObjectType&quot;, &quot;Sub-serviceName&quot;]},&quot;copyObject&quot;:{&quot;Header.Timestamp&quot;:&quot;StartTime&quot;, &quot;Sub-serviceName&quot;:&quot;Name&quot;}}," calcext:value-type="string">
            <text:p>{"tokenType":"SubServ_Start","discard":false,"state":"","stringMatcher":{"input":"Text","containText":["Sub-service [", " start"]},"regExMatcher":{"input":"Text","test":"(Sub-service) \\[([^]]*)\\] *start\\.$","matchingKeys":["ObjectType", "Sub-serviceName"]},"copyObject":{"Header.Timestamp":"StartTime", "Sub-serviceName":"Name"}},</text:p>
          </table:table-cell>
          <table:table-cell table:style-name="ce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ubServ_End</text:p>
          </table:table-cell>
          <table:table-cell table:style-name="ce3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Sub-service [", <text:s/>" finish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 office:value-type="string" calcext:value-type="string">
            <text:p>"Header.Timestamp":"EndTime"</text:p>
          </table:table-cell>
          <table:table-cell table:style-name="ce2"/>
          <table:table-cell table:style-name="ce16" table:formula="of:=&quot;{&quot;&quot;tokenType&quot;&quot;:&quot;&quot;&quot;&amp;[.B7]&amp;&quot;&quot;&quot;,&quot;&quot;discard&quot;&quot;:&quot;&amp;LOWER([.C7])&amp;&quot;,&quot;&quot;state&quot;&quot;:&quot;&quot;&quot;&amp;[.D7]&amp;&quot;&quot;&quot;,&quot;&quot;stringMatcher&quot;&quot;:{&quot;&quot;input&quot;&quot;:&quot;&quot;&quot;&amp;[.E7]&amp;&quot;&quot;&quot;,&quot;&quot;containText&quot;&quot;:[&quot;&amp;[.F7]&amp;&quot;]},&quot; &amp;  IF([.G7] = &quot;&quot;; &quot;&quot;; &quot;&quot;&quot;extraMatcher1&quot;&quot;:{&quot;&quot;input&quot;&quot;:&quot;&quot;&quot;&amp;[.G7]&amp;&quot;&quot;&quot;,&quot;&quot;containText&quot;&quot;:[&quot;&amp;[.H7]&amp;&quot;]},&quot;)   &amp; &quot;&quot;&quot;regExMatcher&quot;&quot;:{&quot;&quot;input&quot;&quot;:&quot;&quot;&quot;&amp;[.I7]&amp;&quot;&quot;&quot;,&quot;&quot;test&quot;&quot;:&quot;&quot;&quot;&amp;SUBSTITUTE([.J7];&quot;\&quot;;&quot;\\&quot;)&amp;&quot;&quot;&quot;,&quot;&quot;matchingKeys&quot;&quot;:[&quot;&amp;[.K7]&amp;&quot;]}&quot; &amp; &quot;,&quot;&quot;copyObject&quot;&quot;:{&quot; &amp; SUBSTITUTE([.L7];&quot;\&quot;;&quot;\\&quot;) &amp; &quot;}},&quot;" office:value-type="string" office:string-value="{&quot;tokenType&quot;:&quot;SubServ_End&quot;,&quot;discard&quot;:false,&quot;state&quot;:&quot;&quot;,&quot;stringMatcher&quot;:{&quot;input&quot;:&quot;Text&quot;,&quot;containText&quot;:[&quot;Sub-service [&quot;,  &quot; finish&quot;]},&quot;regExMatcher&quot;:{&quot;input&quot;:&quot;Text&quot;,&quot;test&quot;:&quot;&quot;,&quot;matchingKeys&quot;:[]},&quot;copyObject&quot;:{&quot;Header.Timestamp&quot;:&quot;EndTime&quot;}}," calcext:value-type="string">
            <text:p>{"tokenType":"SubServ_End","discard":false,"state":"","stringMatcher":{"input":"Text","containText":["Sub-service [", <text:s/>" finish"]},"regExMatcher":{"input":"Text","test":"","matchingKeys":[]},"copyObject":{"Header.Timestamp":"EndTime"}},</text:p>
          </table:table-cell>
          <table:table-cell table:style-name="ce2" office:value-type="string" calcext:value-type="string">
            <text:p>[2021-12-22 17:03:15,234][INFO ][dPTC][com.dongkuk.oasis.executors.SubServiceCallTaskExecutable(72)]-Sub-service [parallelGreeting] finish.</text:p>
          </table:table-cell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table:formula="of:=&quot;@&quot; &amp; [.A8]" office:value-type="string" office:string-value="@6" calcext:value-type="string">
            <text:p>@6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Check element flows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8]&amp;&quot;&quot;&quot;,&quot;&quot;discard&quot;&quot;:&quot;&amp;LOWER([.C8])&amp;&quot;,&quot;&quot;state&quot;&quot;:&quot;&quot;&quot;&amp;[.D8]&amp;&quot;&quot;&quot;,&quot;&quot;stringMatcher&quot;&quot;:{&quot;&quot;input&quot;&quot;:&quot;&quot;&quot;&amp;[.E8]&amp;&quot;&quot;&quot;,&quot;&quot;containText&quot;&quot;:[&quot;&amp;[.F8]&amp;&quot;]},&quot; &amp;  IF([.G8] = &quot;&quot;; &quot;&quot;; &quot;&quot;&quot;extraMatcher1&quot;&quot;:{&quot;&quot;input&quot;&quot;:&quot;&quot;&quot;&amp;[.G8]&amp;&quot;&quot;&quot;,&quot;&quot;containText&quot;&quot;:[&quot;&amp;[.H8]&amp;&quot;]},&quot;)   &amp; &quot;&quot;&quot;regExMatcher&quot;&quot;:{&quot;&quot;input&quot;&quot;:&quot;&quot;&quot;&amp;[.I8]&amp;&quot;&quot;&quot;,&quot;&quot;test&quot;&quot;:&quot;&quot;&quot;&amp;SUBSTITUTE([.J8];&quot;\&quot;;&quot;\\&quot;)&amp;&quot;&quot;&quot;,&quot;&quot;matchingKeys&quot;&quot;:[&quot;&amp;[.K8]&amp;&quot;]}&quot; &amp; &quot;,&quot;&quot;copyObject&quot;&quot;:{&quot; &amp; SUBSTITUTE([.L8];&quot;\&quot;;&quot;\\&quot;) &amp; &quot;}},&quot;" office:value-type="string" office:string-value="{&quot;tokenType&quot;:&quot;@6&quot;,&quot;discard&quot;:true,&quot;state&quot;:&quot;&quot;,&quot;stringMatcher&quot;:{&quot;input&quot;:&quot;Text&quot;,&quot;containText&quot;:[&quot;Check element flows&quot;]},&quot;regExMatcher&quot;:{&quot;input&quot;:&quot;Text&quot;,&quot;test&quot;:&quot;&quot;,&quot;matchingKeys&quot;:[]},&quot;copyObject&quot;:{}}," calcext:value-type="string">
            <text:p>{"tokenType":"@6","discard":true,"state":"","stringMatcher":{"input":"Text","containText":["Check element flows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55][DEBUG][L454][com.dongkuk.oasis.unmarshal.camunda.CamundaFlowsStoreBuilder]-Check element flows : Activity_09fiov0</text:span>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table:formula="of:=&quot;@&quot; &amp; [.A9]" office:value-type="string" office:string-value="@7" calcext:value-type="string">
            <text:p>@7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Creating new transaction with name"</text:p>
          </table:table-cell>
          <table:table-cell table:style-name="ce19" table:number-columns-repeated="2"/>
          <table:table-cell table:style-name="ce23"/>
          <table:table-cell table:style-name="ce25"/>
          <table:table-cell table:style-name="ce23"/>
          <table:table-cell table:style-name="ce29"/>
          <table:table-cell table:style-name="ce2"/>
          <table:table-cell table:style-name="ce16" table:formula="of:=&quot;{&quot;&quot;tokenType&quot;&quot;:&quot;&quot;&quot;&amp;[.B9]&amp;&quot;&quot;&quot;,&quot;&quot;discard&quot;&quot;:&quot;&amp;LOWER([.C9])&amp;&quot;,&quot;&quot;state&quot;&quot;:&quot;&quot;&quot;&amp;[.D9]&amp;&quot;&quot;&quot;,&quot;&quot;stringMatcher&quot;&quot;:{&quot;&quot;input&quot;&quot;:&quot;&quot;&quot;&amp;[.E9]&amp;&quot;&quot;&quot;,&quot;&quot;containText&quot;&quot;:[&quot;&amp;[.F9]&amp;&quot;]},&quot; &amp;  IF([.G9] = &quot;&quot;; &quot;&quot;; &quot;&quot;&quot;extraMatcher1&quot;&quot;:{&quot;&quot;input&quot;&quot;:&quot;&quot;&quot;&amp;[.G9]&amp;&quot;&quot;&quot;,&quot;&quot;containText&quot;&quot;:[&quot;&amp;[.H9]&amp;&quot;]},&quot;)   &amp; &quot;&quot;&quot;regExMatcher&quot;&quot;:{&quot;&quot;input&quot;&quot;:&quot;&quot;&quot;&amp;[.I9]&amp;&quot;&quot;&quot;,&quot;&quot;test&quot;&quot;:&quot;&quot;&quot;&amp;SUBSTITUTE([.J9];&quot;\&quot;;&quot;\\&quot;)&amp;&quot;&quot;&quot;,&quot;&quot;matchingKeys&quot;&quot;:[&quot;&amp;[.K9]&amp;&quot;]}&quot; &amp; &quot;,&quot;&quot;copyObject&quot;&quot;:{&quot; &amp; SUBSTITUTE([.L9];&quot;\&quot;;&quot;\\&quot;) &amp; &quot;}},&quot;" office:value-type="string" office:string-value="{&quot;tokenType&quot;:&quot;@7&quot;,&quot;discard&quot;:true,&quot;state&quot;:&quot;&quot;,&quot;stringMatcher&quot;:{&quot;input&quot;:&quot;Text&quot;,&quot;containText&quot;:[&quot;Creating new transaction with name&quot;]},&quot;regExMatcher&quot;:{&quot;input&quot;:&quot;&quot;,&quot;test&quot;:&quot;&quot;,&quot;matchingKeys&quot;:[]},&quot;copyObject&quot;:{}}," calcext:value-type="string">
            <text:p>{"tokenType":"@7","discard":true,"state":"","stringMatcher":{"input":"Text","containText":["Creating new transaction with name"]},"regExMatcher":{"input":"","test":"","matchingKeys":[]},"copyObject":{}},</text:p>
          </table:table-cell>
          <table:table-cell table:style-name="ce2" office:value-type="string" calcext:value-type="string">
            <text:p>[<text:span text:style-name="T2">2021-12-10 18:16:44,755][DEBUG][L454][org.springframework.orm.jpa.JpaTransactionManager]-Creating new transaction with name [txBiz]: PROPAGATION_REQUIRED,ISOLATION_READ_COMMITTED</text:span></text:p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table:formula="of:=&quot;@&quot; &amp; [.A10]" office:value-type="string" office:string-value="@8" calcext:value-type="string">
            <text:p>@8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Opened new EntityManager 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6"/>
          <table:table-cell table:style-name="ce23"/>
          <table:table-cell table:style-name="ce29"/>
          <table:table-cell table:style-name="ce2"/>
          <table:table-cell table:style-name="ce16" table:formula="of:=&quot;{&quot;&quot;tokenType&quot;&quot;:&quot;&quot;&quot;&amp;[.B10]&amp;&quot;&quot;&quot;,&quot;&quot;discard&quot;&quot;:&quot;&amp;LOWER([.C10])&amp;&quot;,&quot;&quot;state&quot;&quot;:&quot;&quot;&quot;&amp;[.D10]&amp;&quot;&quot;&quot;,&quot;&quot;stringMatcher&quot;&quot;:{&quot;&quot;input&quot;&quot;:&quot;&quot;&quot;&amp;[.E10]&amp;&quot;&quot;&quot;,&quot;&quot;containText&quot;&quot;:[&quot;&amp;[.F10]&amp;&quot;]},&quot; &amp;  IF([.G10] = &quot;&quot;; &quot;&quot;; &quot;&quot;&quot;extraMatcher1&quot;&quot;:{&quot;&quot;input&quot;&quot;:&quot;&quot;&quot;&amp;[.G10]&amp;&quot;&quot;&quot;,&quot;&quot;containText&quot;&quot;:[&quot;&amp;[.H10]&amp;&quot;]},&quot;)   &amp; &quot;&quot;&quot;regExMatcher&quot;&quot;:{&quot;&quot;input&quot;&quot;:&quot;&quot;&quot;&amp;[.I10]&amp;&quot;&quot;&quot;,&quot;&quot;test&quot;&quot;:&quot;&quot;&quot;&amp;SUBSTITUTE([.J10];&quot;\&quot;;&quot;\\&quot;)&amp;&quot;&quot;&quot;,&quot;&quot;matchingKeys&quot;&quot;:[&quot;&amp;[.K10]&amp;&quot;]}&quot; &amp; &quot;,&quot;&quot;copyObject&quot;&quot;:{&quot; &amp; SUBSTITUTE([.L10];&quot;\&quot;;&quot;\\&quot;) &amp; &quot;}},&quot;" office:value-type="string" office:string-value="{&quot;tokenType&quot;:&quot;@8&quot;,&quot;discard&quot;:true,&quot;state&quot;:&quot;&quot;,&quot;stringMatcher&quot;:{&quot;input&quot;:&quot;Text&quot;,&quot;containText&quot;:[&quot;Opened new EntityManager &quot;]},&quot;regExMatcher&quot;:{&quot;input&quot;:&quot;Text&quot;,&quot;test&quot;:&quot;&quot;,&quot;matchingKeys&quot;:[]},&quot;copyObject&quot;:{}}," calcext:value-type="string">
            <text:p>{"tokenType":"@8","discard":true,"state":"","stringMatcher":{"input":"Text","containText":["Opened new EntityManager 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55][DEBUG][L454][org.springframework.orm.jpa.JpaTransactionManager]-Opened new EntityManager [SessionImpl(1057517047&lt;open&gt;)] for JPA transaction</text:span></text:p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table:formula="of:=&quot;@&quot; &amp; [.A11]" office:value-type="string" office:string-value="@9" calcext:value-type="string">
            <text:p>@9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Changing isolation level of JDBC Connection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11]&amp;&quot;&quot;&quot;,&quot;&quot;discard&quot;&quot;:&quot;&amp;LOWER([.C11])&amp;&quot;,&quot;&quot;state&quot;&quot;:&quot;&quot;&quot;&amp;[.D11]&amp;&quot;&quot;&quot;,&quot;&quot;stringMatcher&quot;&quot;:{&quot;&quot;input&quot;&quot;:&quot;&quot;&quot;&amp;[.E11]&amp;&quot;&quot;&quot;,&quot;&quot;containText&quot;&quot;:[&quot;&amp;[.F11]&amp;&quot;]},&quot; &amp;  IF([.G11] = &quot;&quot;; &quot;&quot;; &quot;&quot;&quot;extraMatcher1&quot;&quot;:{&quot;&quot;input&quot;&quot;:&quot;&quot;&quot;&amp;[.G11]&amp;&quot;&quot;&quot;,&quot;&quot;containText&quot;&quot;:[&quot;&amp;[.H11]&amp;&quot;]},&quot;)   &amp; &quot;&quot;&quot;regExMatcher&quot;&quot;:{&quot;&quot;input&quot;&quot;:&quot;&quot;&quot;&amp;[.I11]&amp;&quot;&quot;&quot;,&quot;&quot;test&quot;&quot;:&quot;&quot;&quot;&amp;SUBSTITUTE([.J11];&quot;\&quot;;&quot;\\&quot;)&amp;&quot;&quot;&quot;,&quot;&quot;matchingKeys&quot;&quot;:[&quot;&amp;[.K11]&amp;&quot;]}&quot; &amp; &quot;,&quot;&quot;copyObject&quot;&quot;:{&quot; &amp; SUBSTITUTE([.L11];&quot;\&quot;;&quot;\\&quot;) &amp; &quot;}},&quot;" office:value-type="string" office:string-value="{&quot;tokenType&quot;:&quot;@9&quot;,&quot;discard&quot;:true,&quot;state&quot;:&quot;&quot;,&quot;stringMatcher&quot;:{&quot;input&quot;:&quot;Text&quot;,&quot;containText&quot;:[&quot;Changing isolation level of JDBC Connection&quot;]},&quot;regExMatcher&quot;:{&quot;input&quot;:&quot;Text&quot;,&quot;test&quot;:&quot;&quot;,&quot;matchingKeys&quot;:[]},&quot;copyObject&quot;:{}}," calcext:value-type="string">
            <text:p>{"tokenType":"@9","discard":true,"state":"","stringMatcher":{"input":"Text","containText":["Changing isolation level of JDBC Connection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58][DEBUG][L454][org.springframework.jdbc.datasource.DataSourceUtils]-Changing isolation level of JDBC Connection [HikariProxyConnection@847886613 wrapping com.mysql.jdbc.JDBC4Connection@42ed4589] to 2</text:span></text:p>
          </table:table-cell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table:formula="of:=&quot;@&quot; &amp; [.A12]" office:value-type="string" office:string-value="@10" calcext:value-type="string">
            <text:p>@10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On TransactionImpl creation, JpaCompliance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12]&amp;&quot;&quot;&quot;,&quot;&quot;discard&quot;&quot;:&quot;&amp;LOWER([.C12])&amp;&quot;,&quot;&quot;state&quot;&quot;:&quot;&quot;&quot;&amp;[.D12]&amp;&quot;&quot;&quot;,&quot;&quot;stringMatcher&quot;&quot;:{&quot;&quot;input&quot;&quot;:&quot;&quot;&quot;&amp;[.E12]&amp;&quot;&quot;&quot;,&quot;&quot;containText&quot;&quot;:[&quot;&amp;[.F12]&amp;&quot;]},&quot; &amp;  IF([.G12] = &quot;&quot;; &quot;&quot;; &quot;&quot;&quot;extraMatcher1&quot;&quot;:{&quot;&quot;input&quot;&quot;:&quot;&quot;&quot;&amp;[.G12]&amp;&quot;&quot;&quot;,&quot;&quot;containText&quot;&quot;:[&quot;&amp;[.H12]&amp;&quot;]},&quot;)   &amp; &quot;&quot;&quot;regExMatcher&quot;&quot;:{&quot;&quot;input&quot;&quot;:&quot;&quot;&quot;&amp;[.I12]&amp;&quot;&quot;&quot;,&quot;&quot;test&quot;&quot;:&quot;&quot;&quot;&amp;SUBSTITUTE([.J12];&quot;\&quot;;&quot;\\&quot;)&amp;&quot;&quot;&quot;,&quot;&quot;matchingKeys&quot;&quot;:[&quot;&amp;[.K12]&amp;&quot;]}&quot; &amp; &quot;,&quot;&quot;copyObject&quot;&quot;:{&quot; &amp; SUBSTITUTE([.L12];&quot;\&quot;;&quot;\\&quot;) &amp; &quot;}},&quot;" office:value-type="string" office:string-value="{&quot;tokenType&quot;:&quot;@10&quot;,&quot;discard&quot;:true,&quot;state&quot;:&quot;&quot;,&quot;stringMatcher&quot;:{&quot;input&quot;:&quot;Text&quot;,&quot;containText&quot;:[&quot;On TransactionImpl creation, JpaCompliance&quot;]},&quot;regExMatcher&quot;:{&quot;input&quot;:&quot;Text&quot;,&quot;test&quot;:&quot;&quot;,&quot;matchingKeys&quot;:[]},&quot;copyObject&quot;:{}}," calcext:value-type="string">
            <text:p>{"tokenType":"@10","discard":true,"state":"","stringMatcher":{"input":"Text","containText":["On TransactionImpl creation, JpaCompliance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62][DEBUG][L454][org.hibernate.engine.transaction.internal.TransactionImpl]-On TransactionImpl creation, JpaCompliance#isJpaTransactionComplianceEnabled == false</text:span></text:p>
          </table:table-cell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table:formula="of:=&quot;@&quot; &amp; [.A13]" office:value-type="string" office:string-value="@11" calcext:value-type="string">
            <text:p>@11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begin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(^begin$)</text:p>
          </table:table-cell>
          <table:table-cell table:style-name="ce23" office:value-type="string" calcext:value-type="string">
            <text:p>"begin"</text:p>
          </table:table-cell>
          <table:table-cell table:style-name="ce29"/>
          <table:table-cell table:style-name="ce2"/>
          <table:table-cell table:style-name="ce16" table:formula="of:=&quot;{&quot;&quot;tokenType&quot;&quot;:&quot;&quot;&quot;&amp;[.B13]&amp;&quot;&quot;&quot;,&quot;&quot;discard&quot;&quot;:&quot;&amp;LOWER([.C13])&amp;&quot;,&quot;&quot;state&quot;&quot;:&quot;&quot;&quot;&amp;[.D13]&amp;&quot;&quot;&quot;,&quot;&quot;stringMatcher&quot;&quot;:{&quot;&quot;input&quot;&quot;:&quot;&quot;&quot;&amp;[.E13]&amp;&quot;&quot;&quot;,&quot;&quot;containText&quot;&quot;:[&quot;&amp;[.F13]&amp;&quot;]},&quot; &amp;  IF([.G13] = &quot;&quot;; &quot;&quot;; &quot;&quot;&quot;extraMatcher1&quot;&quot;:{&quot;&quot;input&quot;&quot;:&quot;&quot;&quot;&amp;[.G13]&amp;&quot;&quot;&quot;,&quot;&quot;containText&quot;&quot;:[&quot;&amp;[.H13]&amp;&quot;]},&quot;)   &amp; &quot;&quot;&quot;regExMatcher&quot;&quot;:{&quot;&quot;input&quot;&quot;:&quot;&quot;&quot;&amp;[.I13]&amp;&quot;&quot;&quot;,&quot;&quot;test&quot;&quot;:&quot;&quot;&quot;&amp;SUBSTITUTE([.J13];&quot;\&quot;;&quot;\\&quot;)&amp;&quot;&quot;&quot;,&quot;&quot;matchingKeys&quot;&quot;:[&quot;&amp;[.K13]&amp;&quot;]}&quot; &amp; &quot;,&quot;&quot;copyObject&quot;&quot;:{&quot; &amp; SUBSTITUTE([.L13];&quot;\&quot;;&quot;\\&quot;) &amp; &quot;}},&quot;" office:value-type="string" office:string-value="{&quot;tokenType&quot;:&quot;@11&quot;,&quot;discard&quot;:true,&quot;state&quot;:&quot;&quot;,&quot;stringMatcher&quot;:{&quot;input&quot;:&quot;Text&quot;,&quot;containText&quot;:[&quot;begin&quot;]},&quot;regExMatcher&quot;:{&quot;input&quot;:&quot;Text&quot;,&quot;test&quot;:&quot;(^begin$)&quot;,&quot;matchingKeys&quot;:[&quot;begin&quot;]},&quot;copyObject&quot;:{}}," calcext:value-type="string">
            <text:p>{"tokenType":"@11","discard":true,"state":"","stringMatcher":{"input":"Text","containText":["begin"]},"regExMatcher":{"input":"Text","test":"(^begin$)","matchingKeys":["begin"]},"copyObject":{}},</text:p>
          </table:table-cell>
          <table:table-cell table:style-name="ce2" office:value-type="string" calcext:value-type="string">
            <text:p>[<text:span text:style-name="T2">2021-12-10 18:16:44,762][DEBUG][L454][org.hibernate.engine.transaction.internal.TransactionImpl]-begin</text:span>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table:formula="of:=&quot;@&quot; &amp; [.A14]" office:value-type="string" office:string-value="@12" calcext:value-type="string">
            <text:p>@12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Exposing JPA transaction as JDBC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14]&amp;&quot;&quot;&quot;,&quot;&quot;discard&quot;&quot;:&quot;&amp;LOWER([.C14])&amp;&quot;,&quot;&quot;state&quot;&quot;:&quot;&quot;&quot;&amp;[.D14]&amp;&quot;&quot;&quot;,&quot;&quot;stringMatcher&quot;&quot;:{&quot;&quot;input&quot;&quot;:&quot;&quot;&quot;&amp;[.E14]&amp;&quot;&quot;&quot;,&quot;&quot;containText&quot;&quot;:[&quot;&amp;[.F14]&amp;&quot;]},&quot; &amp;  IF([.G14] = &quot;&quot;; &quot;&quot;; &quot;&quot;&quot;extraMatcher1&quot;&quot;:{&quot;&quot;input&quot;&quot;:&quot;&quot;&quot;&amp;[.G14]&amp;&quot;&quot;&quot;,&quot;&quot;containText&quot;&quot;:[&quot;&amp;[.H14]&amp;&quot;]},&quot;)   &amp; &quot;&quot;&quot;regExMatcher&quot;&quot;:{&quot;&quot;input&quot;&quot;:&quot;&quot;&quot;&amp;[.I14]&amp;&quot;&quot;&quot;,&quot;&quot;test&quot;&quot;:&quot;&quot;&quot;&amp;SUBSTITUTE([.J14];&quot;\&quot;;&quot;\\&quot;)&amp;&quot;&quot;&quot;,&quot;&quot;matchingKeys&quot;&quot;:[&quot;&amp;[.K14]&amp;&quot;]}&quot; &amp; &quot;,&quot;&quot;copyObject&quot;&quot;:{&quot; &amp; SUBSTITUTE([.L14];&quot;\&quot;;&quot;\\&quot;) &amp; &quot;}},&quot;" office:value-type="string" office:string-value="{&quot;tokenType&quot;:&quot;@12&quot;,&quot;discard&quot;:true,&quot;state&quot;:&quot;&quot;,&quot;stringMatcher&quot;:{&quot;input&quot;:&quot;Text&quot;,&quot;containText&quot;:[&quot;Exposing JPA transaction as JDBC&quot;]},&quot;regExMatcher&quot;:{&quot;input&quot;:&quot;Text&quot;,&quot;test&quot;:&quot;&quot;,&quot;matchingKeys&quot;:[]},&quot;copyObject&quot;:{}}," calcext:value-type="string">
            <text:p>{"tokenType":"@12","discard":true,"state":"","stringMatcher":{"input":"Text","containText":["Exposing JPA transaction as JDBC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64][DEBUG][L454][org.springframework.orm.jpa.JpaTransactionManager]-Exposing JPA transaction as JDBC [org.springframework.orm.jpa.vendor.HibernateJpaDialect$HibernateConnectionHandle@33122c29]</text:span></text:p>
          </table:table-cell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@13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Process [", " start.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Default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15]&amp;&quot;&quot;&quot;,&quot;&quot;discard&quot;&quot;:&quot;&amp;LOWER([.C15])&amp;&quot;,&quot;&quot;state&quot;&quot;:&quot;&quot;&quot;&amp;[.D15]&amp;&quot;&quot;&quot;,&quot;&quot;stringMatcher&quot;&quot;:{&quot;&quot;input&quot;&quot;:&quot;&quot;&quot;&amp;[.E15]&amp;&quot;&quot;&quot;,&quot;&quot;containText&quot;&quot;:[&quot;&amp;[.F15]&amp;&quot;]},&quot; &amp;  IF([.G15] = &quot;&quot;; &quot;&quot;; &quot;&quot;&quot;extraMatcher1&quot;&quot;:{&quot;&quot;input&quot;&quot;:&quot;&quot;&quot;&amp;[.G15]&amp;&quot;&quot;&quot;,&quot;&quot;containText&quot;&quot;:[&quot;&amp;[.H15]&amp;&quot;]},&quot;)   &amp; &quot;&quot;&quot;regExMatcher&quot;&quot;:{&quot;&quot;input&quot;&quot;:&quot;&quot;&quot;&amp;[.I15]&amp;&quot;&quot;&quot;,&quot;&quot;test&quot;&quot;:&quot;&quot;&quot;&amp;SUBSTITUTE([.J15];&quot;\&quot;;&quot;\\&quot;)&amp;&quot;&quot;&quot;,&quot;&quot;matchingKeys&quot;&quot;:[&quot;&amp;[.K15]&amp;&quot;]}&quot; &amp; &quot;,&quot;&quot;copyObject&quot;&quot;:{&quot; &amp; SUBSTITUTE([.L15];&quot;\&quot;;&quot;\\&quot;) &amp; &quot;}},&quot;" office:value-type="string" office:string-value="{&quot;tokenType&quot;:&quot;@13&quot;,&quot;discard&quot;:true,&quot;state&quot;:&quot;&quot;,&quot;stringMatcher&quot;:{&quot;input&quot;:&quot;Text&quot;,&quot;containText&quot;:[&quot;Process [&quot;, &quot; start.&quot;]},&quot;regExMatcher&quot;:{&quot;input&quot;:&quot;Text&quot;,&quot;test&quot;:&quot;&quot;,&quot;matchingKeys&quot;:[]},&quot;copyObject&quot;:{}}," calcext:value-type="string">
            <text:p>{"tokenType":"@13","discard":true,"state":"","stringMatcher":{"input":"Text","containText":["Process [", " start.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64][INFO ][L454][com.dongkuk.oasis.process.CoreProcessStarter]-Process [Process_05xymvn](Process_05xymvn) start.</text:span></text:p>
          </table:table-cell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@14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Process [", "finish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Default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16]&amp;&quot;&quot;&quot;,&quot;&quot;discard&quot;&quot;:&quot;&amp;LOWER([.C16])&amp;&quot;,&quot;&quot;state&quot;&quot;:&quot;&quot;&quot;&amp;[.D16]&amp;&quot;&quot;&quot;,&quot;&quot;stringMatcher&quot;&quot;:{&quot;&quot;input&quot;&quot;:&quot;&quot;&quot;&amp;[.E16]&amp;&quot;&quot;&quot;,&quot;&quot;containText&quot;&quot;:[&quot;&amp;[.F16]&amp;&quot;]},&quot; &amp;  IF([.G16] = &quot;&quot;; &quot;&quot;; &quot;&quot;&quot;extraMatcher1&quot;&quot;:{&quot;&quot;input&quot;&quot;:&quot;&quot;&quot;&amp;[.G16]&amp;&quot;&quot;&quot;,&quot;&quot;containText&quot;&quot;:[&quot;&amp;[.H16]&amp;&quot;]},&quot;)   &amp; &quot;&quot;&quot;regExMatcher&quot;&quot;:{&quot;&quot;input&quot;&quot;:&quot;&quot;&quot;&amp;[.I16]&amp;&quot;&quot;&quot;,&quot;&quot;test&quot;&quot;:&quot;&quot;&quot;&amp;SUBSTITUTE([.J16];&quot;\&quot;;&quot;\\&quot;)&amp;&quot;&quot;&quot;,&quot;&quot;matchingKeys&quot;&quot;:[&quot;&amp;[.K16]&amp;&quot;]}&quot; &amp; &quot;,&quot;&quot;copyObject&quot;&quot;:{&quot; &amp; SUBSTITUTE([.L16];&quot;\&quot;;&quot;\\&quot;) &amp; &quot;}},&quot;" office:value-type="string" office:string-value="{&quot;tokenType&quot;:&quot;@14&quot;,&quot;discard&quot;:true,&quot;state&quot;:&quot;&quot;,&quot;stringMatcher&quot;:{&quot;input&quot;:&quot;Text&quot;,&quot;containText&quot;:[&quot;Process [&quot;, &quot;finish&quot;]},&quot;regExMatcher&quot;:{&quot;input&quot;:&quot;Text&quot;,&quot;test&quot;:&quot;&quot;,&quot;matchingKeys&quot;:[]},&quot;copyObject&quot;:{}}," calcext:value-type="string">
            <text:p>{"tokenType":"@14","discard":true,"state":"","stringMatcher":{"input":"Text","containText":["Process [", "finish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67][INFO ][L454][com.dongkuk.oasis.process.CoreProcessStarter]-Process [Process_05xymvn](Process_05xymvn) finish with exceptions.(2ms)</text:span>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sk_Start</text:p>
          </table:table-cell>
          <table:table-cell table:style-name="ce3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Task [", " start.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(Task) \[(.*)\]\((.*)\) start</text:p>
          </table:table-cell>
          <table:table-cell table:style-name="ce23" office:value-type="string" calcext:value-type="string">
            <text:p><text:span text:style-name="T1">"ObjectType", </text:span>"TaskID", "TaskName"</text:p>
          </table:table-cell>
          <table:table-cell table:style-name="ce29" office:value-type="string" calcext:value-type="string">
            <text:p>"Header.Timestamp":"StartTime", "TaskName":"Name", "TaskID":"TaskID", "Header.Key":"LogKey"</text:p>
          </table:table-cell>
          <table:table-cell table:style-name="ce2"/>
          <table:table-cell table:style-name="ce16" table:formula="of:=&quot;{&quot;&quot;tokenType&quot;&quot;:&quot;&quot;&quot;&amp;[.B17]&amp;&quot;&quot;&quot;,&quot;&quot;discard&quot;&quot;:&quot;&amp;LOWER([.C17])&amp;&quot;,&quot;&quot;state&quot;&quot;:&quot;&quot;&quot;&amp;[.D17]&amp;&quot;&quot;&quot;,&quot;&quot;stringMatcher&quot;&quot;:{&quot;&quot;input&quot;&quot;:&quot;&quot;&quot;&amp;[.E17]&amp;&quot;&quot;&quot;,&quot;&quot;containText&quot;&quot;:[&quot;&amp;[.F17]&amp;&quot;]},&quot; &amp;  IF([.G17] = &quot;&quot;; &quot;&quot;; &quot;&quot;&quot;extraMatcher1&quot;&quot;:{&quot;&quot;input&quot;&quot;:&quot;&quot;&quot;&amp;[.G17]&amp;&quot;&quot;&quot;,&quot;&quot;containText&quot;&quot;:[&quot;&amp;[.H17]&amp;&quot;]},&quot;)   &amp; &quot;&quot;&quot;regExMatcher&quot;&quot;:{&quot;&quot;input&quot;&quot;:&quot;&quot;&quot;&amp;[.I17]&amp;&quot;&quot;&quot;,&quot;&quot;test&quot;&quot;:&quot;&quot;&quot;&amp;SUBSTITUTE([.J17];&quot;\&quot;;&quot;\\&quot;)&amp;&quot;&quot;&quot;,&quot;&quot;matchingKeys&quot;&quot;:[&quot;&amp;[.K17]&amp;&quot;]}&quot; &amp; &quot;,&quot;&quot;copyObject&quot;&quot;:{&quot; &amp; SUBSTITUTE([.L17];&quot;\&quot;;&quot;\\&quot;) &amp; &quot;}},&quot;" office:value-type="string" office:string-value="{&quot;tokenType&quot;:&quot;Task_Start&quot;,&quot;discard&quot;:false,&quot;state&quot;:&quot;&quot;,&quot;stringMatcher&quot;:{&quot;input&quot;:&quot;Text&quot;,&quot;containText&quot;:[&quot;Task [&quot;, &quot; start.&quot;]},&quot;regExMatcher&quot;:{&quot;input&quot;:&quot;Text&quot;,&quot;test&quot;:&quot;(Task) \\[(.*)\\]\\((.*)\\) start&quot;,&quot;matchingKeys&quot;:[&quot;ObjectType&quot;, &quot;TaskID&quot;, &quot;TaskName&quot;]},&quot;copyObject&quot;:{&quot;Header.Timestamp&quot;:&quot;StartTime&quot;, &quot;TaskName&quot;:&quot;Name&quot;, &quot;TaskID&quot;:&quot;TaskID&quot;, &quot;Header.Key&quot;:&quot;LogKey&quot;}}," calcext:value-type="string">
            <text:p>{"tokenType":"Task_Start","discard":false,"state":"","stringMatcher":{"input":"Text","containText":["Task [", " start."]},"regExMatcher":{"input":"Text","test":"(Task) \\[(.*)\\]\\((.*)\\) start","matchingKeys":["ObjectType", "TaskID", "TaskName"]},"copyObject":{"Header.Timestamp":"StartTime", "TaskName":"Name", "TaskID":"TaskID", "Header.Key":"LogKey"}},</text:p>
          </table:table-cell>
          <table:table-cell table:style-name="ce2" office:value-type="string" calcext:value-type="string">
            <text:p>[<text:span text:style-name="T2">2021-12-10 18:16:44,765][INFO ][L454][com.dongkuk.oasis.model.event.DefaultStartEvent]-Task [StartEvent_1](StartEvent_1) start.</text:span>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sk_End</text:p>
          </table:table-cell>
          <table:table-cell table:style-name="ce3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Task [", "finish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finish.*\(([0-9]+)ms\)</text:p>
          </table:table-cell>
          <table:table-cell table:style-name="ce23" office:value-type="string" calcext:value-type="string">
            <text:p>"RunTime"</text:p>
          </table:table-cell>
          <table:table-cell table:style-name="ce29" office:value-type="string" calcext:value-type="string">
            <text:p>"Header.Timestamp":"EndTime", "RunTime":"RunTime"</text:p>
          </table:table-cell>
          <table:table-cell table:style-name="ce2"/>
          <table:table-cell table:style-name="ce16" table:formula="of:=&quot;{&quot;&quot;tokenType&quot;&quot;:&quot;&quot;&quot;&amp;[.B18]&amp;&quot;&quot;&quot;,&quot;&quot;discard&quot;&quot;:&quot;&amp;LOWER([.C18])&amp;&quot;,&quot;&quot;state&quot;&quot;:&quot;&quot;&quot;&amp;[.D18]&amp;&quot;&quot;&quot;,&quot;&quot;stringMatcher&quot;&quot;:{&quot;&quot;input&quot;&quot;:&quot;&quot;&quot;&amp;[.E18]&amp;&quot;&quot;&quot;,&quot;&quot;containText&quot;&quot;:[&quot;&amp;[.F18]&amp;&quot;]},&quot; &amp;  IF([.G18] = &quot;&quot;; &quot;&quot;; &quot;&quot;&quot;extraMatcher1&quot;&quot;:{&quot;&quot;input&quot;&quot;:&quot;&quot;&quot;&amp;[.G18]&amp;&quot;&quot;&quot;,&quot;&quot;containText&quot;&quot;:[&quot;&amp;[.H18]&amp;&quot;]},&quot;)   &amp; &quot;&quot;&quot;regExMatcher&quot;&quot;:{&quot;&quot;input&quot;&quot;:&quot;&quot;&quot;&amp;[.I18]&amp;&quot;&quot;&quot;,&quot;&quot;test&quot;&quot;:&quot;&quot;&quot;&amp;SUBSTITUTE([.J18];&quot;\&quot;;&quot;\\&quot;)&amp;&quot;&quot;&quot;,&quot;&quot;matchingKeys&quot;&quot;:[&quot;&amp;[.K18]&amp;&quot;]}&quot; &amp; &quot;,&quot;&quot;copyObject&quot;&quot;:{&quot; &amp; SUBSTITUTE([.L18];&quot;\&quot;;&quot;\\&quot;) &amp; &quot;}},&quot;" office:value-type="string" office:string-value="{&quot;tokenType&quot;:&quot;Task_End&quot;,&quot;discard&quot;:false,&quot;state&quot;:&quot;&quot;,&quot;stringMatcher&quot;:{&quot;input&quot;:&quot;Text&quot;,&quot;containText&quot;:[&quot;Task [&quot;, &quot;finish&quot;]},&quot;regExMatcher&quot;:{&quot;input&quot;:&quot;Text&quot;,&quot;test&quot;:&quot;finish.*\\(([0-9]+)ms\\)&quot;,&quot;matchingKeys&quot;:[&quot;RunTime&quot;]},&quot;copyObject&quot;:{&quot;Header.Timestamp&quot;:&quot;EndTime&quot;, &quot;RunTime&quot;:&quot;RunTime&quot;}}," calcext:value-type="string">
            <text:p>{"tokenType":"Task_End","discard":false,"state":"","stringMatcher":{"input":"Text","containText":["Task [", "finish"]},"regExMatcher":{"input":"Text","test":"finish.*\\(([0-9]+)ms\\)","matchingKeys":["RunTime"]},"copyObject":{"Header.Timestamp":"EndTime", "RunTime":"RunTime"}},</text:p>
          </table:table-cell>
          <table:table-cell table:style-name="ce2" office:value-type="string" calcext:value-type="string">
            <text:p>[<text:span text:style-name="T2">2021-12-10 18:16:44,765][INFO ][L454][com.dongkuk.oasis.model.event.DefaultStartEvent]-Task [StartEvent_1](StartEvent_1) finish.(0ms)</text:span>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askInvokingClass</text:p>
          </table:table-cell>
          <table:table-cell table:style-name="ce3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Invoking class : [", "], method : [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Invoking class : \[(.*)\], method : \[(.*)\]</text:p>
          </table:table-cell>
          <table:table-cell table:style-name="ce23" office:value-type="string" calcext:value-type="string">
            <text:p>"Class", "Method"</text:p>
          </table:table-cell>
          <table:table-cell table:style-name="ce29" office:value-type="string" calcext:value-type="string">
            <text:p>"Class":"Class", "Method":"Method"</text:p>
          </table:table-cell>
          <table:table-cell table:style-name="ce2"/>
          <table:table-cell table:style-name="ce16" table:formula="of:=&quot;{&quot;&quot;tokenType&quot;&quot;:&quot;&quot;&quot;&amp;[.B19]&amp;&quot;&quot;&quot;,&quot;&quot;discard&quot;&quot;:&quot;&amp;LOWER([.C19])&amp;&quot;,&quot;&quot;state&quot;&quot;:&quot;&quot;&quot;&amp;[.D19]&amp;&quot;&quot;&quot;,&quot;&quot;stringMatcher&quot;&quot;:{&quot;&quot;input&quot;&quot;:&quot;&quot;&quot;&amp;[.E19]&amp;&quot;&quot;&quot;,&quot;&quot;containText&quot;&quot;:[&quot;&amp;[.F19]&amp;&quot;]},&quot; &amp;  IF([.G19] = &quot;&quot;; &quot;&quot;; &quot;&quot;&quot;extraMatcher1&quot;&quot;:{&quot;&quot;input&quot;&quot;:&quot;&quot;&quot;&amp;[.G19]&amp;&quot;&quot;&quot;,&quot;&quot;containText&quot;&quot;:[&quot;&amp;[.H19]&amp;&quot;]},&quot;)   &amp; &quot;&quot;&quot;regExMatcher&quot;&quot;:{&quot;&quot;input&quot;&quot;:&quot;&quot;&quot;&amp;[.I19]&amp;&quot;&quot;&quot;,&quot;&quot;test&quot;&quot;:&quot;&quot;&quot;&amp;SUBSTITUTE([.J19];&quot;\&quot;;&quot;\\&quot;)&amp;&quot;&quot;&quot;,&quot;&quot;matchingKeys&quot;&quot;:[&quot;&amp;[.K19]&amp;&quot;]}&quot; &amp; &quot;,&quot;&quot;copyObject&quot;&quot;:{&quot; &amp; SUBSTITUTE([.L19];&quot;\&quot;;&quot;\\&quot;) &amp; &quot;}},&quot;" office:value-type="string" office:string-value="{&quot;tokenType&quot;:&quot;TaskInvokingClass&quot;,&quot;discard&quot;:false,&quot;state&quot;:&quot;&quot;,&quot;stringMatcher&quot;:{&quot;input&quot;:&quot;Text&quot;,&quot;containText&quot;:[&quot;Invoking class : [&quot;, &quot;], method : [&quot;]},&quot;regExMatcher&quot;:{&quot;input&quot;:&quot;Text&quot;,&quot;test&quot;:&quot;Invoking class : \\[(.*)\\], method : \\[(.*)\\]&quot;,&quot;matchingKeys&quot;:[&quot;Class&quot;, &quot;Method&quot;]},&quot;copyObject&quot;:{&quot;Class&quot;:&quot;Class&quot;, &quot;Method&quot;:&quot;Method&quot;}}," calcext:value-type="string">
            <text:p>{"tokenType":"TaskInvokingClass","discard":false,"state":"","stringMatcher":{"input":"Text","containText":["Invoking class : [", "], method : ["]},"regExMatcher":{"input":"Text","test":"Invoking class : \\[(.*)\\], method : \\[(.*)\\]","matchingKeys":["Class", "Method"]},"copyObject":{"Class":"Class", "Method":"Method"}},</text:p>
          </table:table-cell>
          <table:table-cell table:style-name="ce2" office:value-type="string" calcext:value-type="string">
            <text:p>[<text:span text:style-name="T2">2021-12-10 18:16:44,765][INFO ][L454][com.dongkuk.oasis.executors.PlainJavaServiceTaskExecutable]-Invoking class : [com.dongkuk.dmes.cr.biz.plan.mo.Mo], method : [throwException]</text:span></text:p>
          </table:table-cell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2" table:formula="of:=&quot;@&quot; &amp; [.A20]" office:value-type="string" office:string-value="@18" calcext:value-type="string">
            <text:p>@18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Type binding of interface "</text:p>
          </table:table-cell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/>
          <table:table-cell table:style-name="ce16" table:formula="of:=&quot;{&quot;&quot;tokenType&quot;&quot;:&quot;&quot;&quot;&amp;[.B20]&amp;&quot;&quot;&quot;,&quot;&quot;discard&quot;&quot;:&quot;&amp;LOWER([.C20])&amp;&quot;,&quot;&quot;state&quot;&quot;:&quot;&quot;&quot;&amp;[.D20]&amp;&quot;&quot;&quot;,&quot;&quot;stringMatcher&quot;&quot;:{&quot;&quot;input&quot;&quot;:&quot;&quot;&quot;&amp;[.E20]&amp;&quot;&quot;&quot;,&quot;&quot;containText&quot;&quot;:[&quot;&amp;[.F20]&amp;&quot;]},&quot; &amp;  IF([.G20] = &quot;&quot;; &quot;&quot;; &quot;&quot;&quot;extraMatcher1&quot;&quot;:{&quot;&quot;input&quot;&quot;:&quot;&quot;&quot;&amp;[.G20]&amp;&quot;&quot;&quot;,&quot;&quot;containText&quot;&quot;:[&quot;&amp;[.H20]&amp;&quot;]},&quot;)   &amp; &quot;&quot;&quot;regExMatcher&quot;&quot;:{&quot;&quot;input&quot;&quot;:&quot;&quot;&quot;&amp;[.I20]&amp;&quot;&quot;&quot;,&quot;&quot;test&quot;&quot;:&quot;&quot;&quot;&amp;SUBSTITUTE([.J20];&quot;\&quot;;&quot;\\&quot;)&amp;&quot;&quot;&quot;,&quot;&quot;matchingKeys&quot;&quot;:[&quot;&amp;[.K20]&amp;&quot;]}&quot; &amp; &quot;,&quot;&quot;copyObject&quot;&quot;:{&quot; &amp; SUBSTITUTE([.L20];&quot;\&quot;;&quot;\\&quot;) &amp; &quot;}},&quot;" office:value-type="string" office:string-value="{&quot;tokenType&quot;:&quot;@18&quot;,&quot;discard&quot;:true,&quot;state&quot;:&quot;&quot;,&quot;stringMatcher&quot;:{&quot;input&quot;:&quot;Text&quot;,&quot;containText&quot;:[&quot;Type binding of interface &quot;]},&quot;regExMatcher&quot;:{&quot;input&quot;:&quot;&quot;,&quot;test&quot;:&quot;&quot;,&quot;matchingKeys&quot;:[]},&quot;copyObject&quot;:{}}," calcext:value-type="string">
            <text:p>{"tokenType":"@18","discard":true,"state":"","stringMatcher":{"input":"Text","containText":["Type binding of interface "]},"regExMatcher":{"input":"","test":"","matchingKeys":[]},"copyObject":{}},</text:p>
          </table:table-cell>
          <table:table-cell table:style-name="ce2" office:value-type="string" calcext:value-type="string">
            <text:p>[<text:span text:style-name="T2">2021-12-10 18:16:44,766][DEBUG][L454][io.github.thecodinglog.methodinvoker.ParameterTypeMethodArgumentBindingStrategy]-Type binding of interface com.dongkuk.dmes.cr.biz.plan.mo.MoRepository</text:span></text:p>
          </table:table-cell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table:formula="of:=&quot;@&quot; &amp; [.A21]" office:value-type="string" office:string-value="@19" calcext:value-type="string">
            <text:p>@19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Initiating transaction commit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21]&amp;&quot;&quot;&quot;,&quot;&quot;discard&quot;&quot;:&quot;&amp;LOWER([.C21])&amp;&quot;,&quot;&quot;state&quot;&quot;:&quot;&quot;&quot;&amp;[.D21]&amp;&quot;&quot;&quot;,&quot;&quot;stringMatcher&quot;&quot;:{&quot;&quot;input&quot;&quot;:&quot;&quot;&quot;&amp;[.E21]&amp;&quot;&quot;&quot;,&quot;&quot;containText&quot;&quot;:[&quot;&amp;[.F21]&amp;&quot;]},&quot; &amp;  IF([.G21] = &quot;&quot;; &quot;&quot;; &quot;&quot;&quot;extraMatcher1&quot;&quot;:{&quot;&quot;input&quot;&quot;:&quot;&quot;&quot;&amp;[.G21]&amp;&quot;&quot;&quot;,&quot;&quot;containText&quot;&quot;:[&quot;&amp;[.H21]&amp;&quot;]},&quot;)   &amp; &quot;&quot;&quot;regExMatcher&quot;&quot;:{&quot;&quot;input&quot;&quot;:&quot;&quot;&quot;&amp;[.I21]&amp;&quot;&quot;&quot;,&quot;&quot;test&quot;&quot;:&quot;&quot;&quot;&amp;SUBSTITUTE([.J21];&quot;\&quot;;&quot;\\&quot;)&amp;&quot;&quot;&quot;,&quot;&quot;matchingKeys&quot;&quot;:[&quot;&amp;[.K21]&amp;&quot;]}&quot; &amp; &quot;,&quot;&quot;copyObject&quot;&quot;:{&quot; &amp; SUBSTITUTE([.L21];&quot;\&quot;;&quot;\\&quot;) &amp; &quot;}},&quot;" office:value-type="string" office:string-value="{&quot;tokenType&quot;:&quot;@19&quot;,&quot;discard&quot;:true,&quot;state&quot;:&quot;&quot;,&quot;stringMatcher&quot;:{&quot;input&quot;:&quot;Text&quot;,&quot;containText&quot;:[&quot;Initiating transaction commit&quot;]},&quot;regExMatcher&quot;:{&quot;input&quot;:&quot;Text&quot;,&quot;test&quot;:&quot;&quot;,&quot;matchingKeys&quot;:[]},&quot;copyObject&quot;:{}}," calcext:value-type="string">
            <text:p>{"tokenType":"@19","discard":true,"state":"","stringMatcher":{"input":"Text","containText":["Initiating transaction commit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6:58,221</text:span><text:span text:style-name="T4">]</text:span><text:span text:style-name="T6">[DEBUG]</text:span><text:span text:style-name="T4">[Olzc][</text:span><text:span text:style-name="T6">org.springframework.orm.jpa.JpaTransactionManager</text:span><text:span text:style-name="T4">]-Initiating transaction commit</text:span></text:p>
          </table:table-cell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table:formula="of:=&quot;@&quot; &amp; [.A22]" office:value-type="string" office:string-value="@20" calcext:value-type="string">
            <text:p>@20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Committing JPA transaction on EntityManager [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22]&amp;&quot;&quot;&quot;,&quot;&quot;discard&quot;&quot;:&quot;&amp;LOWER([.C22])&amp;&quot;,&quot;&quot;state&quot;&quot;:&quot;&quot;&quot;&amp;[.D22]&amp;&quot;&quot;&quot;,&quot;&quot;stringMatcher&quot;&quot;:{&quot;&quot;input&quot;&quot;:&quot;&quot;&quot;&amp;[.E22]&amp;&quot;&quot;&quot;,&quot;&quot;containText&quot;&quot;:[&quot;&amp;[.F22]&amp;&quot;]},&quot; &amp;  IF([.G22] = &quot;&quot;; &quot;&quot;; &quot;&quot;&quot;extraMatcher1&quot;&quot;:{&quot;&quot;input&quot;&quot;:&quot;&quot;&quot;&amp;[.G22]&amp;&quot;&quot;&quot;,&quot;&quot;containText&quot;&quot;:[&quot;&amp;[.H22]&amp;&quot;]},&quot;)   &amp; &quot;&quot;&quot;regExMatcher&quot;&quot;:{&quot;&quot;input&quot;&quot;:&quot;&quot;&quot;&amp;[.I22]&amp;&quot;&quot;&quot;,&quot;&quot;test&quot;&quot;:&quot;&quot;&quot;&amp;SUBSTITUTE([.J22];&quot;\&quot;;&quot;\\&quot;)&amp;&quot;&quot;&quot;,&quot;&quot;matchingKeys&quot;&quot;:[&quot;&amp;[.K22]&amp;&quot;]}&quot; &amp; &quot;,&quot;&quot;copyObject&quot;&quot;:{&quot; &amp; SUBSTITUTE([.L22];&quot;\&quot;;&quot;\\&quot;) &amp; &quot;}},&quot;" office:value-type="string" office:string-value="{&quot;tokenType&quot;:&quot;@20&quot;,&quot;discard&quot;:true,&quot;state&quot;:&quot;&quot;,&quot;stringMatcher&quot;:{&quot;input&quot;:&quot;Text&quot;,&quot;containText&quot;:[&quot;Committing JPA transaction on EntityManager [&quot;]},&quot;regExMatcher&quot;:{&quot;input&quot;:&quot;Text&quot;,&quot;test&quot;:&quot;&quot;,&quot;matchingKeys&quot;:[]},&quot;copyObject&quot;:{}}," calcext:value-type="string">
            <text:p>{"tokenType":"@20","discard":true,"state":"","stringMatcher":{"input":"Text","containText":["Committing JPA transaction on EntityManager [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6:58,221</text:span><text:span text:style-name="T4">]</text:span><text:span text:style-name="T6">[DEBUG]</text:span><text:span text:style-name="T4">[Olzc][</text:span><text:span text:style-name="T6">org.springframework.orm.jpa.JpaTransactionManager</text:span><text:span text:style-name="T4">]-Committing JPA transaction on EntityManager [SessionImpl(</text:span><text:span text:style-name="T6">173628565</text:span><text:span text:style-name="T4">&lt;open&gt;)]</text:span></text:p>
          </table:table-cell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2" table:formula="of:=&quot;@&quot; &amp; [.A23]" office:value-type="string" office:string-value="@21" calcext:value-type="string">
            <text:p>@21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committing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23]&amp;&quot;&quot;&quot;,&quot;&quot;discard&quot;&quot;:&quot;&amp;LOWER([.C23])&amp;&quot;,&quot;&quot;state&quot;&quot;:&quot;&quot;&quot;&amp;[.D23]&amp;&quot;&quot;&quot;,&quot;&quot;stringMatcher&quot;&quot;:{&quot;&quot;input&quot;&quot;:&quot;&quot;&quot;&amp;[.E23]&amp;&quot;&quot;&quot;,&quot;&quot;containText&quot;&quot;:[&quot;&amp;[.F23]&amp;&quot;]},&quot; &amp;  IF([.G23] = &quot;&quot;; &quot;&quot;; &quot;&quot;&quot;extraMatcher1&quot;&quot;:{&quot;&quot;input&quot;&quot;:&quot;&quot;&quot;&amp;[.G23]&amp;&quot;&quot;&quot;,&quot;&quot;containText&quot;&quot;:[&quot;&amp;[.H23]&amp;&quot;]},&quot;)   &amp; &quot;&quot;&quot;regExMatcher&quot;&quot;:{&quot;&quot;input&quot;&quot;:&quot;&quot;&quot;&amp;[.I23]&amp;&quot;&quot;&quot;,&quot;&quot;test&quot;&quot;:&quot;&quot;&quot;&amp;SUBSTITUTE([.J23];&quot;\&quot;;&quot;\\&quot;)&amp;&quot;&quot;&quot;,&quot;&quot;matchingKeys&quot;&quot;:[&quot;&amp;[.K23]&amp;&quot;]}&quot; &amp; &quot;,&quot;&quot;copyObject&quot;&quot;:{&quot; &amp; SUBSTITUTE([.L23];&quot;\&quot;;&quot;\\&quot;) &amp; &quot;}},&quot;" office:value-type="string" office:string-value="{&quot;tokenType&quot;:&quot;@21&quot;,&quot;discard&quot;:true,&quot;state&quot;:&quot;&quot;,&quot;stringMatcher&quot;:{&quot;input&quot;:&quot;Text&quot;,&quot;containText&quot;:[&quot;committing&quot;]},&quot;regExMatcher&quot;:{&quot;input&quot;:&quot;Text&quot;,&quot;test&quot;:&quot;&quot;,&quot;matchingKeys&quot;:[]},&quot;copyObject&quot;:{}}," calcext:value-type="string">
            <text:p>{"tokenType":"@21","discard":true,"state":"","stringMatcher":{"input":"Text","containText":["committing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6:58,221</text:span><text:span text:style-name="T4">]</text:span><text:span text:style-name="T6">[DEBUG]</text:span><text:span text:style-name="T4">[Olzc][</text:span><text:span text:style-name="T6">org.hibernate.engine.transaction.internal.TransactionImpl</text:span><text:span text:style-name="T4">]-committing</text:span></text:p>
          </table:table-cell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2" table:formula="of:=&quot;@&quot; &amp; [.A24]" office:value-type="string" office:string-value="@22" calcext:value-type="string">
            <text:p>@22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Initiating transaction rollback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24]&amp;&quot;&quot;&quot;,&quot;&quot;discard&quot;&quot;:&quot;&amp;LOWER([.C24])&amp;&quot;,&quot;&quot;state&quot;&quot;:&quot;&quot;&quot;&amp;[.D24]&amp;&quot;&quot;&quot;,&quot;&quot;stringMatcher&quot;&quot;:{&quot;&quot;input&quot;&quot;:&quot;&quot;&quot;&amp;[.E24]&amp;&quot;&quot;&quot;,&quot;&quot;containText&quot;&quot;:[&quot;&amp;[.F24]&amp;&quot;]},&quot; &amp;  IF([.G24] = &quot;&quot;; &quot;&quot;; &quot;&quot;&quot;extraMatcher1&quot;&quot;:{&quot;&quot;input&quot;&quot;:&quot;&quot;&quot;&amp;[.G24]&amp;&quot;&quot;&quot;,&quot;&quot;containText&quot;&quot;:[&quot;&amp;[.H24]&amp;&quot;]},&quot;)   &amp; &quot;&quot;&quot;regExMatcher&quot;&quot;:{&quot;&quot;input&quot;&quot;:&quot;&quot;&quot;&amp;[.I24]&amp;&quot;&quot;&quot;,&quot;&quot;test&quot;&quot;:&quot;&quot;&quot;&amp;SUBSTITUTE([.J24];&quot;\&quot;;&quot;\\&quot;)&amp;&quot;&quot;&quot;,&quot;&quot;matchingKeys&quot;&quot;:[&quot;&amp;[.K24]&amp;&quot;]}&quot; &amp; &quot;,&quot;&quot;copyObject&quot;&quot;:{&quot; &amp; SUBSTITUTE([.L24];&quot;\&quot;;&quot;\\&quot;) &amp; &quot;}},&quot;" office:value-type="string" office:string-value="{&quot;tokenType&quot;:&quot;@22&quot;,&quot;discard&quot;:true,&quot;state&quot;:&quot;&quot;,&quot;stringMatcher&quot;:{&quot;input&quot;:&quot;Text&quot;,&quot;containText&quot;:[&quot;Initiating transaction rollback&quot;]},&quot;regExMatcher&quot;:{&quot;input&quot;:&quot;Text&quot;,&quot;test&quot;:&quot;&quot;,&quot;matchingKeys&quot;:[]},&quot;copyObject&quot;:{}}," calcext:value-type="string">
            <text:p>{"tokenType":"@22","discard":true,"state":"","stringMatcher":{"input":"Text","containText":["Initiating transaction rollback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67][DEBUG][L454][org.springframework.orm.jpa.JpaTransactionManager]-Initiating transaction rollback</text:span></text:p>
          </table:table-cell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 table:formula="of:=&quot;@&quot; &amp; [.A25]" office:value-type="string" office:string-value="@23" calcext:value-type="string">
            <text:p>@23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Rolling back JPA transaction on EntityManager [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25]&amp;&quot;&quot;&quot;,&quot;&quot;discard&quot;&quot;:&quot;&amp;LOWER([.C25])&amp;&quot;,&quot;&quot;state&quot;&quot;:&quot;&quot;&quot;&amp;[.D25]&amp;&quot;&quot;&quot;,&quot;&quot;stringMatcher&quot;&quot;:{&quot;&quot;input&quot;&quot;:&quot;&quot;&quot;&amp;[.E25]&amp;&quot;&quot;&quot;,&quot;&quot;containText&quot;&quot;:[&quot;&amp;[.F25]&amp;&quot;]},&quot; &amp;  IF([.G25] = &quot;&quot;; &quot;&quot;; &quot;&quot;&quot;extraMatcher1&quot;&quot;:{&quot;&quot;input&quot;&quot;:&quot;&quot;&quot;&amp;[.G25]&amp;&quot;&quot;&quot;,&quot;&quot;containText&quot;&quot;:[&quot;&amp;[.H25]&amp;&quot;]},&quot;)   &amp; &quot;&quot;&quot;regExMatcher&quot;&quot;:{&quot;&quot;input&quot;&quot;:&quot;&quot;&quot;&amp;[.I25]&amp;&quot;&quot;&quot;,&quot;&quot;test&quot;&quot;:&quot;&quot;&quot;&amp;SUBSTITUTE([.J25];&quot;\&quot;;&quot;\\&quot;)&amp;&quot;&quot;&quot;,&quot;&quot;matchingKeys&quot;&quot;:[&quot;&amp;[.K25]&amp;&quot;]}&quot; &amp; &quot;,&quot;&quot;copyObject&quot;&quot;:{&quot; &amp; SUBSTITUTE([.L25];&quot;\&quot;;&quot;\\&quot;) &amp; &quot;}},&quot;" office:value-type="string" office:string-value="{&quot;tokenType&quot;:&quot;@23&quot;,&quot;discard&quot;:true,&quot;state&quot;:&quot;&quot;,&quot;stringMatcher&quot;:{&quot;input&quot;:&quot;Text&quot;,&quot;containText&quot;:[&quot;Rolling back JPA transaction on EntityManager [&quot;]},&quot;regExMatcher&quot;:{&quot;input&quot;:&quot;Text&quot;,&quot;test&quot;:&quot;&quot;,&quot;matchingKeys&quot;:[]},&quot;copyObject&quot;:{}}," calcext:value-type="string">
            <text:p>{"tokenType":"@23","discard":true,"state":"","stringMatcher":{"input":"Text","containText":["Rolling back JPA transaction on EntityManager [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67][DEBUG][L454][org.springframework.orm.jpa.JpaTransactionManager]-Rolling back JPA transaction on EntityManager [SessionImpl(1057517047&lt;open&gt;)]</text:span></text:p>
          </table:table-cell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table:formula="of:=&quot;@&quot; &amp; [.A26]" office:value-type="string" office:string-value="@24" calcext:value-type="string">
            <text:p>@24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rolling back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26]&amp;&quot;&quot;&quot;,&quot;&quot;discard&quot;&quot;:&quot;&amp;LOWER([.C26])&amp;&quot;,&quot;&quot;state&quot;&quot;:&quot;&quot;&quot;&amp;[.D26]&amp;&quot;&quot;&quot;,&quot;&quot;stringMatcher&quot;&quot;:{&quot;&quot;input&quot;&quot;:&quot;&quot;&quot;&amp;[.E26]&amp;&quot;&quot;&quot;,&quot;&quot;containText&quot;&quot;:[&quot;&amp;[.F26]&amp;&quot;]},&quot; &amp;  IF([.G26] = &quot;&quot;; &quot;&quot;; &quot;&quot;&quot;extraMatcher1&quot;&quot;:{&quot;&quot;input&quot;&quot;:&quot;&quot;&quot;&amp;[.G26]&amp;&quot;&quot;&quot;,&quot;&quot;containText&quot;&quot;:[&quot;&amp;[.H26]&amp;&quot;]},&quot;)   &amp; &quot;&quot;&quot;regExMatcher&quot;&quot;:{&quot;&quot;input&quot;&quot;:&quot;&quot;&quot;&amp;[.I26]&amp;&quot;&quot;&quot;,&quot;&quot;test&quot;&quot;:&quot;&quot;&quot;&amp;SUBSTITUTE([.J26];&quot;\&quot;;&quot;\\&quot;)&amp;&quot;&quot;&quot;,&quot;&quot;matchingKeys&quot;&quot;:[&quot;&amp;[.K26]&amp;&quot;]}&quot; &amp; &quot;,&quot;&quot;copyObject&quot;&quot;:{&quot; &amp; SUBSTITUTE([.L26];&quot;\&quot;;&quot;\\&quot;) &amp; &quot;}},&quot;" office:value-type="string" office:string-value="{&quot;tokenType&quot;:&quot;@24&quot;,&quot;discard&quot;:true,&quot;state&quot;:&quot;&quot;,&quot;stringMatcher&quot;:{&quot;input&quot;:&quot;Text&quot;,&quot;containText&quot;:[&quot;rolling back&quot;]},&quot;regExMatcher&quot;:{&quot;input&quot;:&quot;Text&quot;,&quot;test&quot;:&quot;&quot;,&quot;matchingKeys&quot;:[]},&quot;copyObject&quot;:{}}," calcext:value-type="string">
            <text:p>{"tokenType":"@24","discard":true,"state":"","stringMatcher":{"input":"Text","containText":["rolling back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67][DEBUG][L454][org.hibernate.engine.transaction.internal.TransactionImpl]-rolling back</text:span></text:p>
          </table:table-cell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table:formula="of:=&quot;@&quot; &amp; [.A27]" office:value-type="string" office:string-value="@25" calcext:value-type="string">
            <text:p>@25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Resetting isolation level of JDBC Connection [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27]&amp;&quot;&quot;&quot;,&quot;&quot;discard&quot;&quot;:&quot;&amp;LOWER([.C27])&amp;&quot;,&quot;&quot;state&quot;&quot;:&quot;&quot;&quot;&amp;[.D27]&amp;&quot;&quot;&quot;,&quot;&quot;stringMatcher&quot;&quot;:{&quot;&quot;input&quot;&quot;:&quot;&quot;&quot;&amp;[.E27]&amp;&quot;&quot;&quot;,&quot;&quot;containText&quot;&quot;:[&quot;&amp;[.F27]&amp;&quot;]},&quot; &amp;  IF([.G27] = &quot;&quot;; &quot;&quot;; &quot;&quot;&quot;extraMatcher1&quot;&quot;:{&quot;&quot;input&quot;&quot;:&quot;&quot;&quot;&amp;[.G27]&amp;&quot;&quot;&quot;,&quot;&quot;containText&quot;&quot;:[&quot;&amp;[.H27]&amp;&quot;]},&quot;)   &amp; &quot;&quot;&quot;regExMatcher&quot;&quot;:{&quot;&quot;input&quot;&quot;:&quot;&quot;&quot;&amp;[.I27]&amp;&quot;&quot;&quot;,&quot;&quot;test&quot;&quot;:&quot;&quot;&quot;&amp;SUBSTITUTE([.J27];&quot;\&quot;;&quot;\\&quot;)&amp;&quot;&quot;&quot;,&quot;&quot;matchingKeys&quot;&quot;:[&quot;&amp;[.K27]&amp;&quot;]}&quot; &amp; &quot;,&quot;&quot;copyObject&quot;&quot;:{&quot; &amp; SUBSTITUTE([.L27];&quot;\&quot;;&quot;\\&quot;) &amp; &quot;}},&quot;" office:value-type="string" office:string-value="{&quot;tokenType&quot;:&quot;@25&quot;,&quot;discard&quot;:true,&quot;state&quot;:&quot;&quot;,&quot;stringMatcher&quot;:{&quot;input&quot;:&quot;Text&quot;,&quot;containText&quot;:[&quot;Resetting isolation level of JDBC Connection [&quot;]},&quot;regExMatcher&quot;:{&quot;input&quot;:&quot;Text&quot;,&quot;test&quot;:&quot;&quot;,&quot;matchingKeys&quot;:[]},&quot;copyObject&quot;:{}}," calcext:value-type="string">
            <text:p>{"tokenType":"@25","discard":true,"state":"","stringMatcher":{"input":"Text","containText":["Resetting isolation level of JDBC Connection [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71][DEBUG][L454][org.springframework.jdbc.datasource.DataSourceUtils]-Resetting isolation level of JDBC Connection [HikariProxyConnection@847886613 wrapping com.mysql.jdbc.JDBC4Connection@42ed4589] to 4</text:span></text:p>
          </table:table-cell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table:formula="of:=&quot;@&quot; &amp; [.A28]" office:value-type="string" office:string-value="@26" calcext:value-type="string">
            <text:p>@26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Closing JPA EntityManager [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28]&amp;&quot;&quot;&quot;,&quot;&quot;discard&quot;&quot;:&quot;&amp;LOWER([.C28])&amp;&quot;,&quot;&quot;state&quot;&quot;:&quot;&quot;&quot;&amp;[.D28]&amp;&quot;&quot;&quot;,&quot;&quot;stringMatcher&quot;&quot;:{&quot;&quot;input&quot;&quot;:&quot;&quot;&quot;&amp;[.E28]&amp;&quot;&quot;&quot;,&quot;&quot;containText&quot;&quot;:[&quot;&amp;[.F28]&amp;&quot;]},&quot; &amp;  IF([.G28] = &quot;&quot;; &quot;&quot;; &quot;&quot;&quot;extraMatcher1&quot;&quot;:{&quot;&quot;input&quot;&quot;:&quot;&quot;&quot;&amp;[.G28]&amp;&quot;&quot;&quot;,&quot;&quot;containText&quot;&quot;:[&quot;&amp;[.H28]&amp;&quot;]},&quot;)   &amp; &quot;&quot;&quot;regExMatcher&quot;&quot;:{&quot;&quot;input&quot;&quot;:&quot;&quot;&quot;&amp;[.I28]&amp;&quot;&quot;&quot;,&quot;&quot;test&quot;&quot;:&quot;&quot;&quot;&amp;SUBSTITUTE([.J28];&quot;\&quot;;&quot;\\&quot;)&amp;&quot;&quot;&quot;,&quot;&quot;matchingKeys&quot;&quot;:[&quot;&amp;[.K28]&amp;&quot;]}&quot; &amp; &quot;,&quot;&quot;copyObject&quot;&quot;:{&quot; &amp; SUBSTITUTE([.L28];&quot;\&quot;;&quot;\\&quot;) &amp; &quot;}},&quot;" office:value-type="string" office:string-value="{&quot;tokenType&quot;:&quot;@26&quot;,&quot;discard&quot;:true,&quot;state&quot;:&quot;&quot;,&quot;stringMatcher&quot;:{&quot;input&quot;:&quot;Text&quot;,&quot;containText&quot;:[&quot;Closing JPA EntityManager [&quot;]},&quot;regExMatcher&quot;:{&quot;input&quot;:&quot;Text&quot;,&quot;test&quot;:&quot;&quot;,&quot;matchingKeys&quot;:[]},&quot;copyObject&quot;:{}}," calcext:value-type="string">
            <text:p>{"tokenType":"@26","discard":true,"state":"","stringMatcher":{"input":"Text","containText":["Closing JPA EntityManager ["]},"regExMatcher":{"input":"Text","test":"","matchingKeys":[]},"copyObject":{}},</text:p>
          </table:table-cell>
          <table:table-cell table:style-name="ce2" office:value-type="string" calcext:value-type="string">
            <text:p>[<text:span text:style-name="T2">2021-12-10 18:16:44,772][DEBUG][L454][org.springframework.orm.jpa.JpaTransactionManager]-Closing JPA EntityManager [SessionImpl(1057517047&lt;open&gt;)] after transaction</text:span>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Exception</text:p>
          </table:table-cell>
          <table:table-cell table:style-name="ce3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exception"</text:p>
          </table:table-cell>
          <table:table-cell table:style-name="ce19" office:value-type="string" calcext:value-type="string">
            <text:p>Level</text:p>
          </table:table-cell>
          <table:table-cell table:style-name="ce19" office:value-type="string" calcext:value-type="string">
            <text:p>"ERROR"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((?:.|\n)*)</text:p>
          </table:table-cell>
          <table:table-cell table:style-name="ce23" office:value-type="string" calcext:value-type="string">
            <text:p>"Exception"</text:p>
          </table:table-cell>
          <table:table-cell table:style-name="ce29" office:value-type="string" calcext:value-type="string">
            <text:p>"Exception":"Global.Exception.Arr"</text:p>
          </table:table-cell>
          <table:table-cell table:style-name="ce2"/>
          <table:table-cell table:style-name="ce16" table:formula="of:=&quot;{&quot;&quot;tokenType&quot;&quot;:&quot;&quot;&quot;&amp;[.B29]&amp;&quot;&quot;&quot;,&quot;&quot;discard&quot;&quot;:&quot;&amp;LOWER([.C29])&amp;&quot;,&quot;&quot;state&quot;&quot;:&quot;&quot;&quot;&amp;[.D29]&amp;&quot;&quot;&quot;,&quot;&quot;stringMatcher&quot;&quot;:{&quot;&quot;input&quot;&quot;:&quot;&quot;&quot;&amp;[.E29]&amp;&quot;&quot;&quot;,&quot;&quot;containText&quot;&quot;:[&quot;&amp;[.F29]&amp;&quot;]},&quot; &amp;  IF([.G29] = &quot;&quot;; &quot;&quot;; &quot;&quot;&quot;extraMatcher1&quot;&quot;:{&quot;&quot;input&quot;&quot;:&quot;&quot;&quot;&amp;[.G29]&amp;&quot;&quot;&quot;,&quot;&quot;containText&quot;&quot;:[&quot;&amp;[.H29]&amp;&quot;]},&quot;)   &amp; &quot;&quot;&quot;regExMatcher&quot;&quot;:{&quot;&quot;input&quot;&quot;:&quot;&quot;&quot;&amp;[.I29]&amp;&quot;&quot;&quot;,&quot;&quot;test&quot;&quot;:&quot;&quot;&quot;&amp;SUBSTITUTE([.J29];&quot;\&quot;;&quot;\\&quot;)&amp;&quot;&quot;&quot;,&quot;&quot;matchingKeys&quot;&quot;:[&quot;&amp;[.K29]&amp;&quot;]}&quot; &amp; &quot;,&quot;&quot;copyObject&quot;&quot;:{&quot; &amp; SUBSTITUTE([.L29];&quot;\&quot;;&quot;\\&quot;) &amp; &quot;}},&quot;" office:value-type="string" office:string-value="{&quot;tokenType&quot;:&quot;Exception&quot;,&quot;discard&quot;:false,&quot;state&quot;:&quot;&quot;,&quot;stringMatcher&quot;:{&quot;input&quot;:&quot;Text&quot;,&quot;containText&quot;:[&quot;exception&quot;]},&quot;extraMatcher1&quot;:{&quot;input&quot;:&quot;Level&quot;,&quot;containText&quot;:[&quot;ERROR&quot;]},&quot;regExMatcher&quot;:{&quot;input&quot;:&quot;Text&quot;,&quot;test&quot;:&quot;((?:.|\\n)*)&quot;,&quot;matchingKeys&quot;:[&quot;Exception&quot;]},&quot;copyObject&quot;:{&quot;Exception&quot;:&quot;Global.Exception.Arr&quot;}}," calcext:value-type="string">
            <text:p>{"tokenType":"Exception","discard":false,"state":"","stringMatcher":{"input":"Text","containText":["exception"]},"extraMatcher1":{"input":"Level","containText":["ERROR"]},"regExMatcher":{"input":"Text","test":"((?:.|\\n)*)","matchingKeys":["Exception"]},"copyObject":{"Exception":"Global.Exception.Arr"}},</text:p>
          </table:table-cell>
          <table:table-cell table:style-name="ce2"/>
        </table:table-row>
        <table:table-row table:style-name="ro5">
          <table:table-cell table:style-name="ce2" office:value-type="float" office:value="28" calcext:value-type="float">
            <text:p>28</text:p>
          </table:table-cell>
          <table:table-cell table:style-name="ce2" table:formula="of:=&quot;@&quot; &amp; [.A30]" office:value-type="string" office:string-value="@28" calcext:value-type="string">
            <text:p>@28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Failed to complete request: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30]&amp;&quot;&quot;&quot;,&quot;&quot;discard&quot;&quot;:&quot;&amp;LOWER([.C30])&amp;&quot;,&quot;&quot;state&quot;&quot;:&quot;&quot;&quot;&amp;[.D30]&amp;&quot;&quot;&quot;,&quot;&quot;stringMatcher&quot;&quot;:{&quot;&quot;input&quot;&quot;:&quot;&quot;&quot;&amp;[.E30]&amp;&quot;&quot;&quot;,&quot;&quot;containText&quot;&quot;:[&quot;&amp;[.F30]&amp;&quot;]},&quot; &amp;  IF([.G30] = &quot;&quot;; &quot;&quot;; &quot;&quot;&quot;extraMatcher1&quot;&quot;:{&quot;&quot;input&quot;&quot;:&quot;&quot;&quot;&amp;[.G30]&amp;&quot;&quot;&quot;,&quot;&quot;containText&quot;&quot;:[&quot;&amp;[.H30]&amp;&quot;]},&quot;)   &amp; &quot;&quot;&quot;regExMatcher&quot;&quot;:{&quot;&quot;input&quot;&quot;:&quot;&quot;&quot;&amp;[.I30]&amp;&quot;&quot;&quot;,&quot;&quot;test&quot;&quot;:&quot;&quot;&quot;&amp;SUBSTITUTE([.J30];&quot;\&quot;;&quot;\\&quot;)&amp;&quot;&quot;&quot;,&quot;&quot;matchingKeys&quot;&quot;:[&quot;&amp;[.K30]&amp;&quot;]}&quot; &amp; &quot;,&quot;&quot;copyObject&quot;&quot;:{&quot; &amp; SUBSTITUTE([.L30];&quot;\&quot;;&quot;\\&quot;) &amp; &quot;}},&quot;" office:value-type="string" office:string-value="{&quot;tokenType&quot;:&quot;@28&quot;,&quot;discard&quot;:true,&quot;state&quot;:&quot;&quot;,&quot;stringMatcher&quot;:{&quot;input&quot;:&quot;Text&quot;,&quot;containText&quot;:[&quot;Failed to complete request:&quot;]},&quot;regExMatcher&quot;:{&quot;input&quot;:&quot;Text&quot;,&quot;test&quot;:&quot;&quot;,&quot;matchingKeys&quot;:[]},&quot;copyObject&quot;:{}}," calcext:value-type="string">
            <text:p>{"tokenType":"@28","discard":true,"state":"","stringMatcher":{"input":"Text","containText":["Failed to complete request:"]},"regExMatcher":{"input":"Text","test":"","matchingKeys":[]},"copyObject":{}},</text:p>
          </table:table-cell>
          <table:table-cell table:style-name="ce2" office:value-type="string" calcext:value-type="string">
            <text:p>[2021-12-13 11:49:21,162][DEBUG][KFH7][org.springframework.web.servlet.DispatcherServlet]-Failed to complete request: java.lang.RuntimeException: my exception</text:p>
          </table:table-cell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2" table:formula="of:=&quot;@&quot; &amp; [.A31]" office:value-type="string" office:string-value="@29" calcext:value-type="string">
            <text:p>@29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Executing prepared SQL query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31]&amp;&quot;&quot;&quot;,&quot;&quot;discard&quot;&quot;:&quot;&amp;LOWER([.C31])&amp;&quot;,&quot;&quot;state&quot;&quot;:&quot;&quot;&quot;&amp;[.D31]&amp;&quot;&quot;&quot;,&quot;&quot;stringMatcher&quot;&quot;:{&quot;&quot;input&quot;&quot;:&quot;&quot;&quot;&amp;[.E31]&amp;&quot;&quot;&quot;,&quot;&quot;containText&quot;&quot;:[&quot;&amp;[.F31]&amp;&quot;]},&quot; &amp;  IF([.G31] = &quot;&quot;; &quot;&quot;; &quot;&quot;&quot;extraMatcher1&quot;&quot;:{&quot;&quot;input&quot;&quot;:&quot;&quot;&quot;&amp;[.G31]&amp;&quot;&quot;&quot;,&quot;&quot;containText&quot;&quot;:[&quot;&amp;[.H31]&amp;&quot;]},&quot;)   &amp; &quot;&quot;&quot;regExMatcher&quot;&quot;:{&quot;&quot;input&quot;&quot;:&quot;&quot;&quot;&amp;[.I31]&amp;&quot;&quot;&quot;,&quot;&quot;test&quot;&quot;:&quot;&quot;&quot;&amp;SUBSTITUTE([.J31];&quot;\&quot;;&quot;\\&quot;)&amp;&quot;&quot;&quot;,&quot;&quot;matchingKeys&quot;&quot;:[&quot;&amp;[.K31]&amp;&quot;]}&quot; &amp; &quot;,&quot;&quot;copyObject&quot;&quot;:{&quot; &amp; SUBSTITUTE([.L31];&quot;\&quot;;&quot;\\&quot;) &amp; &quot;}},&quot;" office:value-type="string" office:string-value="{&quot;tokenType&quot;:&quot;@29&quot;,&quot;discard&quot;:true,&quot;state&quot;:&quot;&quot;,&quot;stringMatcher&quot;:{&quot;input&quot;:&quot;Text&quot;,&quot;containText&quot;:[&quot;Executing prepared SQL query&quot;]},&quot;regExMatcher&quot;:{&quot;input&quot;:&quot;Text&quot;,&quot;test&quot;:&quot;&quot;,&quot;matchingKeys&quot;:[]},&quot;copyObject&quot;:{}}," calcext:value-type="string">
            <text:p>{"tokenType":"@29","discard":true,"state":"","stringMatcher":{"input":"Text","containText":["Executing prepared SQL query"]},"regExMatcher":{"input":"Text","test":"","matchingKeys":[]},"copyObject":{}},</text:p>
          </table:table-cell>
          <table:table-cell table:style-name="ce2" office:value-type="string" calcext:value-type="string">
            <text:p>[2021-12-13 11:49:41,444][DEBUG][Vzdf][org.springframework.jdbc.core.JdbcTemplate]-Executing prepared SQL query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Query</text:p>
          </table:table-cell>
          <table:table-cell table:style-name="ce3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Executing prepared SQL statement [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Executing prepared SQL statement \[((?:.|\n)*)\]</text:p>
          </table:table-cell>
          <table:table-cell table:style-name="ce23" office:value-type="string" calcext:value-type="string">
            <text:p>"SQL"</text:p>
          </table:table-cell>
          <table:table-cell table:style-name="ce29" office:value-type="string" calcext:value-type="string">
            <text:p><text:span text:style-name="T1">"Header.Timestamp":"StartTime", </text:span>"SQL":"SQL"</text:p>
          </table:table-cell>
          <table:table-cell table:style-name="ce2"/>
          <table:table-cell table:style-name="ce16" table:formula="of:=&quot;{&quot;&quot;tokenType&quot;&quot;:&quot;&quot;&quot;&amp;[.B32]&amp;&quot;&quot;&quot;,&quot;&quot;discard&quot;&quot;:&quot;&amp;LOWER([.C32])&amp;&quot;,&quot;&quot;state&quot;&quot;:&quot;&quot;&quot;&amp;[.D32]&amp;&quot;&quot;&quot;,&quot;&quot;stringMatcher&quot;&quot;:{&quot;&quot;input&quot;&quot;:&quot;&quot;&quot;&amp;[.E32]&amp;&quot;&quot;&quot;,&quot;&quot;containText&quot;&quot;:[&quot;&amp;[.F32]&amp;&quot;]},&quot; &amp;  IF([.G32] = &quot;&quot;; &quot;&quot;; &quot;&quot;&quot;extraMatcher1&quot;&quot;:{&quot;&quot;input&quot;&quot;:&quot;&quot;&quot;&amp;[.G32]&amp;&quot;&quot;&quot;,&quot;&quot;containText&quot;&quot;:[&quot;&amp;[.H32]&amp;&quot;]},&quot;)   &amp; &quot;&quot;&quot;regExMatcher&quot;&quot;:{&quot;&quot;input&quot;&quot;:&quot;&quot;&quot;&amp;[.I32]&amp;&quot;&quot;&quot;,&quot;&quot;test&quot;&quot;:&quot;&quot;&quot;&amp;SUBSTITUTE([.J32];&quot;\&quot;;&quot;\\&quot;)&amp;&quot;&quot;&quot;,&quot;&quot;matchingKeys&quot;&quot;:[&quot;&amp;[.K32]&amp;&quot;]}&quot; &amp; &quot;,&quot;&quot;copyObject&quot;&quot;:{&quot; &amp; SUBSTITUTE([.L32];&quot;\&quot;;&quot;\\&quot;) &amp; &quot;}},&quot;" office:value-type="string" office:string-value="{&quot;tokenType&quot;:&quot;Query&quot;,&quot;discard&quot;:false,&quot;state&quot;:&quot;&quot;,&quot;stringMatcher&quot;:{&quot;input&quot;:&quot;Text&quot;,&quot;containText&quot;:[&quot;Executing prepared SQL statement [&quot;]},&quot;regExMatcher&quot;:{&quot;input&quot;:&quot;Text&quot;,&quot;test&quot;:&quot;Executing prepared SQL statement \\[((?:.|\\n)*)\\]&quot;,&quot;matchingKeys&quot;:[&quot;SQL&quot;]},&quot;copyObject&quot;:{&quot;Header.Timestamp&quot;:&quot;StartTime&quot;, &quot;SQL&quot;:&quot;SQL&quot;}}," calcext:value-type="string">
            <text:p>{"tokenType":"Query","discard":false,"state":"","stringMatcher":{"input":"Text","containText":["Executing prepared SQL statement ["]},"regExMatcher":{"input":"Text","test":"Executing prepared SQL statement \\[((?:.|\\n)*)\\]","matchingKeys":["SQL"]},"copyObject":{"Header.Timestamp":"StartTime", "SQL":"SQL"}},</text:p>
          </table:table-cell>
          <table:table-cell table:style-name="ce2" office:value-type="string" calcext:value-type="string">
            <text:p>[2021-12-13 11:49:41,446][DEBUG][Vzdf][org.springframework.jdbc.core.JdbcTemplate]-Executing prepared SQL statement [select mo_no, name from mo_hea where mo_no = ?]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arameter</text:p>
          </table:table-cell>
          <table:table-cell table:style-name="ce3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Setting SQL statement parameter value: column index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parameter value \[(.*)\], value class \[(.*)\]</text:p>
          </table:table-cell>
          <table:table-cell table:style-name="ce23" office:value-type="string" calcext:value-type="string">
            <text:p><text:span text:style-name="T1">"Parameter</text:span>", "Type"</text:p>
          </table:table-cell>
          <table:table-cell table:style-name="ce29" office:value-type="string" calcext:value-type="string">
            <text:p><text:span text:style-name="T1">"Parameter":"Param.Array,Global.Index.Set</text:span>"</text:p>
          </table:table-cell>
          <table:table-cell table:style-name="ce2"/>
          <table:table-cell table:style-name="ce16" table:formula="of:=&quot;{&quot;&quot;tokenType&quot;&quot;:&quot;&quot;&quot;&amp;[.B33]&amp;&quot;&quot;&quot;,&quot;&quot;discard&quot;&quot;:&quot;&amp;LOWER([.C33])&amp;&quot;,&quot;&quot;state&quot;&quot;:&quot;&quot;&quot;&amp;[.D33]&amp;&quot;&quot;&quot;,&quot;&quot;stringMatcher&quot;&quot;:{&quot;&quot;input&quot;&quot;:&quot;&quot;&quot;&amp;[.E33]&amp;&quot;&quot;&quot;,&quot;&quot;containText&quot;&quot;:[&quot;&amp;[.F33]&amp;&quot;]},&quot; &amp;  IF([.G33] = &quot;&quot;; &quot;&quot;; &quot;&quot;&quot;extraMatcher1&quot;&quot;:{&quot;&quot;input&quot;&quot;:&quot;&quot;&quot;&amp;[.G33]&amp;&quot;&quot;&quot;,&quot;&quot;containText&quot;&quot;:[&quot;&amp;[.H33]&amp;&quot;]},&quot;)   &amp; &quot;&quot;&quot;regExMatcher&quot;&quot;:{&quot;&quot;input&quot;&quot;:&quot;&quot;&quot;&amp;[.I33]&amp;&quot;&quot;&quot;,&quot;&quot;test&quot;&quot;:&quot;&quot;&quot;&amp;SUBSTITUTE([.J33];&quot;\&quot;;&quot;\\&quot;)&amp;&quot;&quot;&quot;,&quot;&quot;matchingKeys&quot;&quot;:[&quot;&amp;[.K33]&amp;&quot;]}&quot; &amp; &quot;,&quot;&quot;copyObject&quot;&quot;:{&quot; &amp; SUBSTITUTE([.L33];&quot;\&quot;;&quot;\\&quot;) &amp; &quot;}},&quot;" office:value-type="string" office:string-value="{&quot;tokenType&quot;:&quot;Parameter&quot;,&quot;discard&quot;:false,&quot;state&quot;:&quot;&quot;,&quot;stringMatcher&quot;:{&quot;input&quot;:&quot;Text&quot;,&quot;containText&quot;:[&quot;Setting SQL statement parameter value: column index&quot;]},&quot;regExMatcher&quot;:{&quot;input&quot;:&quot;Text&quot;,&quot;test&quot;:&quot;parameter value \\[(.*)\\], value class \\[(.*)\\]&quot;,&quot;matchingKeys&quot;:[&quot;Parameter&quot;, &quot;Type&quot;]},&quot;copyObject&quot;:{&quot;Parameter&quot;:&quot;Param.Array,Global.Index.Set&quot;}}," calcext:value-type="string">
            <text:p>{"tokenType":"Parameter","discard":false,"state":"","stringMatcher":{"input":"Text","containText":["Setting SQL statement parameter value: column index"]},"regExMatcher":{"input":"Text","test":"parameter value \\[(.*)\\], value class \\[(.*)\\]","matchingKeys":["Parameter", "Type"]},"copyObject":{"Parameter":"Param.Array,Global.Index.Set"}},</text:p>
          </table:table-cell>
          <table:table-cell table:style-name="ce2" office:value-type="string" calcext:value-type="string">
            <text:p>[2021-12-13 11:49:41,449][TRACE][Vzdf][org.springframework.jdbc.core.StatementCreatorUtils]-Setting SQL statement parameter value: column index 1, parameter value [M000024], value class [java.lang.String], SQL type unknown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Parameter</text:p>
          </table:table-cell>
          <table:table-cell table:style-name="ce3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binding parameter [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binding parameter \[[0-9]*\] as \[(.*)\] - \[(.*)\]</text:p>
          </table:table-cell>
          <table:table-cell table:style-name="ce23" office:value-type="string" calcext:value-type="string">
            <text:p><text:span text:style-name="T1">"Type", "Parameter</text:span>"</text:p>
          </table:table-cell>
          <table:table-cell table:style-name="ce29" office:value-type="string" calcext:value-type="string">
            <text:p><text:span text:style-name="T1">"Parameter":"Param.Array,Global.Index.Set</text:span>"</text:p>
          </table:table-cell>
          <table:table-cell table:style-name="ce2"/>
          <table:table-cell table:style-name="ce16" table:formula="of:=&quot;{&quot;&quot;tokenType&quot;&quot;:&quot;&quot;&quot;&amp;[.B34]&amp;&quot;&quot;&quot;,&quot;&quot;discard&quot;&quot;:&quot;&amp;LOWER([.C34])&amp;&quot;,&quot;&quot;state&quot;&quot;:&quot;&quot;&quot;&amp;[.D34]&amp;&quot;&quot;&quot;,&quot;&quot;stringMatcher&quot;&quot;:{&quot;&quot;input&quot;&quot;:&quot;&quot;&quot;&amp;[.E34]&amp;&quot;&quot;&quot;,&quot;&quot;containText&quot;&quot;:[&quot;&amp;[.F34]&amp;&quot;]},&quot; &amp;  IF([.G34] = &quot;&quot;; &quot;&quot;; &quot;&quot;&quot;extraMatcher1&quot;&quot;:{&quot;&quot;input&quot;&quot;:&quot;&quot;&quot;&amp;[.G34]&amp;&quot;&quot;&quot;,&quot;&quot;containText&quot;&quot;:[&quot;&amp;[.H34]&amp;&quot;]},&quot;)   &amp; &quot;&quot;&quot;regExMatcher&quot;&quot;:{&quot;&quot;input&quot;&quot;:&quot;&quot;&quot;&amp;[.I34]&amp;&quot;&quot;&quot;,&quot;&quot;test&quot;&quot;:&quot;&quot;&quot;&amp;SUBSTITUTE([.J34];&quot;\&quot;;&quot;\\&quot;)&amp;&quot;&quot;&quot;,&quot;&quot;matchingKeys&quot;&quot;:[&quot;&amp;[.K34]&amp;&quot;]}&quot; &amp; &quot;,&quot;&quot;copyObject&quot;&quot;:{&quot; &amp; SUBSTITUTE([.L34];&quot;\&quot;;&quot;\\&quot;) &amp; &quot;}},&quot;" office:value-type="string" office:string-value="{&quot;tokenType&quot;:&quot;Parameter&quot;,&quot;discard&quot;:false,&quot;state&quot;:&quot;&quot;,&quot;stringMatcher&quot;:{&quot;input&quot;:&quot;Text&quot;,&quot;containText&quot;:[&quot;binding parameter [&quot;]},&quot;regExMatcher&quot;:{&quot;input&quot;:&quot;Text&quot;,&quot;test&quot;:&quot;binding parameter \\[[0-9]*\\] as \\[(.*)\\] - \\[(.*)\\]&quot;,&quot;matchingKeys&quot;:[&quot;Type&quot;, &quot;Parameter&quot;]},&quot;copyObject&quot;:{&quot;Parameter&quot;:&quot;Param.Array,Global.Index.Set&quot;}}," calcext:value-type="string">
            <text:p>{"tokenType":"Parameter","discard":false,"state":"","stringMatcher":{"input":"Text","containText":["binding parameter ["]},"regExMatcher":{"input":"Text","test":"binding parameter \\[[0-9]*\\] as \\[(.*)\\] - \\[(.*)\\]","matchingKeys":["Type", "Parameter"]},"copyObject":{"Parameter":"Param.Array,Global.Index.Set"}},</text:p>
          </table:table-cell>
          <table:table-cell table:style-name="ce2" office:value-type="string" calcext:value-type="string">
            <text:p>[2021-12-13 11:49:41,449][TRACE][Vzdf][org.springframework.jdbc.core.StatementCreatorUtils]-Setting SQL statement parameter value: column index 1, parameter value [M000024], value class [java.lang.String], SQL type unknown</text:p>
          </table:table-cell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2" table:formula="of:=&quot;@&quot; &amp; [.A35]" office:value-type="string" office:string-value="@33" calcext:value-type="string">
            <text:p>@33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<text:span text:style-name="T1">"Completed",  "</text:span>OK 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35]&amp;&quot;&quot;&quot;,&quot;&quot;discard&quot;&quot;:&quot;&amp;LOWER([.C35])&amp;&quot;,&quot;&quot;state&quot;&quot;:&quot;&quot;&quot;&amp;[.D35]&amp;&quot;&quot;&quot;,&quot;&quot;stringMatcher&quot;&quot;:{&quot;&quot;input&quot;&quot;:&quot;&quot;&quot;&amp;[.E35]&amp;&quot;&quot;&quot;,&quot;&quot;containText&quot;&quot;:[&quot;&amp;[.F35]&amp;&quot;]},&quot; &amp;  IF([.G35] = &quot;&quot;; &quot;&quot;; &quot;&quot;&quot;extraMatcher1&quot;&quot;:{&quot;&quot;input&quot;&quot;:&quot;&quot;&quot;&amp;[.G35]&amp;&quot;&quot;&quot;,&quot;&quot;containText&quot;&quot;:[&quot;&amp;[.H35]&amp;&quot;]},&quot;)   &amp; &quot;&quot;&quot;regExMatcher&quot;&quot;:{&quot;&quot;input&quot;&quot;:&quot;&quot;&quot;&amp;[.I35]&amp;&quot;&quot;&quot;,&quot;&quot;test&quot;&quot;:&quot;&quot;&quot;&amp;SUBSTITUTE([.J35];&quot;\&quot;;&quot;\\&quot;)&amp;&quot;&quot;&quot;,&quot;&quot;matchingKeys&quot;&quot;:[&quot;&amp;[.K35]&amp;&quot;]}&quot; &amp; &quot;,&quot;&quot;copyObject&quot;&quot;:{&quot; &amp; SUBSTITUTE([.L35];&quot;\&quot;;&quot;\\&quot;) &amp; &quot;}},&quot;" office:value-type="string" office:string-value="{&quot;tokenType&quot;:&quot;@33&quot;,&quot;discard&quot;:false,&quot;state&quot;:&quot;&quot;,&quot;stringMatcher&quot;:{&quot;input&quot;:&quot;Text&quot;,&quot;containText&quot;:[&quot;Completed&quot;,  &quot;OK &quot;]},&quot;regExMatcher&quot;:{&quot;input&quot;:&quot;Text&quot;,&quot;test&quot;:&quot;&quot;,&quot;matchingKeys&quot;:[]},&quot;copyObject&quot;:{}}," calcext:value-type="string">
            <text:p>{"tokenType":"@33","discard":false,"state":"","stringMatcher":{"input":"Text","containText":["Completed", <text:s/>"OK 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5:45,014</text:span><text:span text:style-name="T4">]</text:span><text:span text:style-name="T6">[DEBUG]</text:span><text:span text:style-name="T4">[iFJ3][</text:span><text:span text:style-name="T6">org.hibernate.event.internal.AbstractSaveEventListener</text:span><text:span text:style-name="T4">]-Generated identifier: </text:span><text:span text:style-name="T6">1</text:span><text:span text:style-name="T4">, using strategy: </text:span><text:span text:style-name="T6">org.hibernate.id.enhanced.SequenceStyleGenerator</text:span></text:p>
          </table:table-cell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table:formula="of:=&quot;@&quot; &amp; [.A36]" office:value-type="string" office:string-value="@34" calcext:value-type="string">
            <text:p>@34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Generated identifier: 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36]&amp;&quot;&quot;&quot;,&quot;&quot;discard&quot;&quot;:&quot;&amp;LOWER([.C36])&amp;&quot;,&quot;&quot;state&quot;&quot;:&quot;&quot;&quot;&amp;[.D36]&amp;&quot;&quot;&quot;,&quot;&quot;stringMatcher&quot;&quot;:{&quot;&quot;input&quot;&quot;:&quot;&quot;&quot;&amp;[.E36]&amp;&quot;&quot;&quot;,&quot;&quot;containText&quot;&quot;:[&quot;&amp;[.F36]&amp;&quot;]},&quot; &amp;  IF([.G36] = &quot;&quot;; &quot;&quot;; &quot;&quot;&quot;extraMatcher1&quot;&quot;:{&quot;&quot;input&quot;&quot;:&quot;&quot;&quot;&amp;[.G36]&amp;&quot;&quot;&quot;,&quot;&quot;containText&quot;&quot;:[&quot;&amp;[.H36]&amp;&quot;]},&quot;)   &amp; &quot;&quot;&quot;regExMatcher&quot;&quot;:{&quot;&quot;input&quot;&quot;:&quot;&quot;&quot;&amp;[.I36]&amp;&quot;&quot;&quot;,&quot;&quot;test&quot;&quot;:&quot;&quot;&quot;&amp;SUBSTITUTE([.J36];&quot;\&quot;;&quot;\\&quot;)&amp;&quot;&quot;&quot;,&quot;&quot;matchingKeys&quot;&quot;:[&quot;&amp;[.K36]&amp;&quot;]}&quot; &amp; &quot;,&quot;&quot;copyObject&quot;&quot;:{&quot; &amp; SUBSTITUTE([.L36];&quot;\&quot;;&quot;\\&quot;) &amp; &quot;}},&quot;" office:value-type="string" office:string-value="{&quot;tokenType&quot;:&quot;@34&quot;,&quot;discard&quot;:true,&quot;state&quot;:&quot;&quot;,&quot;stringMatcher&quot;:{&quot;input&quot;:&quot;Text&quot;,&quot;containText&quot;:[&quot;Generated identifier: &quot;]},&quot;regExMatcher&quot;:{&quot;input&quot;:&quot;Text&quot;,&quot;test&quot;:&quot;&quot;,&quot;matchingKeys&quot;:[]},&quot;copyObject&quot;:{}}," calcext:value-type="string">
            <text:p>{"tokenType":"@34","discard":true,"state":"","stringMatcher":{"input":"Text","containText":["Generated identifier: 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5:45,014</text:span><text:span text:style-name="T4">]</text:span><text:span text:style-name="T6">[DEBUG]</text:span><text:span text:style-name="T4">[iFJ3][</text:span><text:span text:style-name="T6">org.hibernate.event.internal.AbstractSaveEventListener</text:span><text:span text:style-name="T4">]-Generated identifier: </text:span><text:span text:style-name="T6">1</text:span><text:span text:style-name="T4">, using strategy: </text:span><text:span text:style-name="T6">org.hibernate.id.enhanced.SequenceStyleGenerator</text:span></text:p>
          </table:table-cell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2" table:formula="of:=&quot;@&quot; &amp; [.A37]" office:value-type="string" office:string-value="@35" calcext:value-type="string">
            <text:p>@35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Processing flush-time cascades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37]&amp;&quot;&quot;&quot;,&quot;&quot;discard&quot;&quot;:&quot;&amp;LOWER([.C37])&amp;&quot;,&quot;&quot;state&quot;&quot;:&quot;&quot;&quot;&amp;[.D37]&amp;&quot;&quot;&quot;,&quot;&quot;stringMatcher&quot;&quot;:{&quot;&quot;input&quot;&quot;:&quot;&quot;&quot;&amp;[.E37]&amp;&quot;&quot;&quot;,&quot;&quot;containText&quot;&quot;:[&quot;&amp;[.F37]&amp;&quot;]},&quot; &amp;  IF([.G37] = &quot;&quot;; &quot;&quot;; &quot;&quot;&quot;extraMatcher1&quot;&quot;:{&quot;&quot;input&quot;&quot;:&quot;&quot;&quot;&amp;[.G37]&amp;&quot;&quot;&quot;,&quot;&quot;containText&quot;&quot;:[&quot;&amp;[.H37]&amp;&quot;]},&quot;)   &amp; &quot;&quot;&quot;regExMatcher&quot;&quot;:{&quot;&quot;input&quot;&quot;:&quot;&quot;&quot;&amp;[.I37]&amp;&quot;&quot;&quot;,&quot;&quot;test&quot;&quot;:&quot;&quot;&quot;&amp;SUBSTITUTE([.J37];&quot;\&quot;;&quot;\\&quot;)&amp;&quot;&quot;&quot;,&quot;&quot;matchingKeys&quot;&quot;:[&quot;&amp;[.K37]&amp;&quot;]}&quot; &amp; &quot;,&quot;&quot;copyObject&quot;&quot;:{&quot; &amp; SUBSTITUTE([.L37];&quot;\&quot;;&quot;\\&quot;) &amp; &quot;}},&quot;" office:value-type="string" office:string-value="{&quot;tokenType&quot;:&quot;@35&quot;,&quot;discard&quot;:true,&quot;state&quot;:&quot;&quot;,&quot;stringMatcher&quot;:{&quot;input&quot;:&quot;Text&quot;,&quot;containText&quot;:[&quot;Processing flush-time cascades&quot;]},&quot;regExMatcher&quot;:{&quot;input&quot;:&quot;Text&quot;,&quot;test&quot;:&quot;&quot;,&quot;matchingKeys&quot;:[]},&quot;copyObject&quot;:{}}," calcext:value-type="string">
            <text:p>{"tokenType":"@35","discard":true,"state":"","stringMatcher":{"input":"Text","containText":["Processing flush-time cascades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5:45,068</text:span><text:span text:style-name="T4">]</text:span><text:span text:style-name="T6">[DEBUG]</text:span><text:span text:style-name="T4">[iFJ3][</text:span><text:span text:style-name="T6">org.hibernate.event.internal.AbstractFlushingEventListener</text:span><text:span text:style-name="T4">]-Processing flush-time cascades</text:span></text:p>
          </table:table-cell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2" table:formula="of:=&quot;@&quot; &amp; [.A38]" office:value-type="string" office:string-value="@36" calcext:value-type="string">
            <text:p>@36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Dirty checking collections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38]&amp;&quot;&quot;&quot;,&quot;&quot;discard&quot;&quot;:&quot;&amp;LOWER([.C38])&amp;&quot;,&quot;&quot;state&quot;&quot;:&quot;&quot;&quot;&amp;[.D38]&amp;&quot;&quot;&quot;,&quot;&quot;stringMatcher&quot;&quot;:{&quot;&quot;input&quot;&quot;:&quot;&quot;&quot;&amp;[.E38]&amp;&quot;&quot;&quot;,&quot;&quot;containText&quot;&quot;:[&quot;&amp;[.F38]&amp;&quot;]},&quot; &amp;  IF([.G38] = &quot;&quot;; &quot;&quot;; &quot;&quot;&quot;extraMatcher1&quot;&quot;:{&quot;&quot;input&quot;&quot;:&quot;&quot;&quot;&amp;[.G38]&amp;&quot;&quot;&quot;,&quot;&quot;containText&quot;&quot;:[&quot;&amp;[.H38]&amp;&quot;]},&quot;)   &amp; &quot;&quot;&quot;regExMatcher&quot;&quot;:{&quot;&quot;input&quot;&quot;:&quot;&quot;&quot;&amp;[.I38]&amp;&quot;&quot;&quot;,&quot;&quot;test&quot;&quot;:&quot;&quot;&quot;&amp;SUBSTITUTE([.J38];&quot;\&quot;;&quot;\\&quot;)&amp;&quot;&quot;&quot;,&quot;&quot;matchingKeys&quot;&quot;:[&quot;&amp;[.K38]&amp;&quot;]}&quot; &amp; &quot;,&quot;&quot;copyObject&quot;&quot;:{&quot; &amp; SUBSTITUTE([.L38];&quot;\&quot;;&quot;\\&quot;) &amp; &quot;}},&quot;" office:value-type="string" office:string-value="{&quot;tokenType&quot;:&quot;@36&quot;,&quot;discard&quot;:true,&quot;state&quot;:&quot;&quot;,&quot;stringMatcher&quot;:{&quot;input&quot;:&quot;Text&quot;,&quot;containText&quot;:[&quot;Dirty checking collections&quot;]},&quot;regExMatcher&quot;:{&quot;input&quot;:&quot;Text&quot;,&quot;test&quot;:&quot;&quot;,&quot;matchingKeys&quot;:[]},&quot;copyObject&quot;:{}}," calcext:value-type="string">
            <text:p>{"tokenType":"@36","discard":true,"state":"","stringMatcher":{"input":"Text","containText":["Dirty checking collections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5:45,070</text:span><text:span text:style-name="T4">]</text:span><text:span text:style-name="T6">[DEBUG]</text:span><text:span text:style-name="T4">[iFJ3][</text:span><text:span text:style-name="T6">org.hibernate.event.internal.AbstractFlushingEventListener</text:span><text:span text:style-name="T4">]-Dirty checking collections</text:span></text:p>
          </table:table-cell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table:formula="of:=&quot;@&quot; &amp; [.A39]" office:value-type="string" office:string-value="@37" calcext:value-type="string">
            <text:p>@37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Flushed: ", "insertions,", "updates,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39]&amp;&quot;&quot;&quot;,&quot;&quot;discard&quot;&quot;:&quot;&amp;LOWER([.C39])&amp;&quot;,&quot;&quot;state&quot;&quot;:&quot;&quot;&quot;&amp;[.D39]&amp;&quot;&quot;&quot;,&quot;&quot;stringMatcher&quot;&quot;:{&quot;&quot;input&quot;&quot;:&quot;&quot;&quot;&amp;[.E39]&amp;&quot;&quot;&quot;,&quot;&quot;containText&quot;&quot;:[&quot;&amp;[.F39]&amp;&quot;]},&quot; &amp;  IF([.G39] = &quot;&quot;; &quot;&quot;; &quot;&quot;&quot;extraMatcher1&quot;&quot;:{&quot;&quot;input&quot;&quot;:&quot;&quot;&quot;&amp;[.G39]&amp;&quot;&quot;&quot;,&quot;&quot;containText&quot;&quot;:[&quot;&amp;[.H39]&amp;&quot;]},&quot;)   &amp; &quot;&quot;&quot;regExMatcher&quot;&quot;:{&quot;&quot;input&quot;&quot;:&quot;&quot;&quot;&amp;[.I39]&amp;&quot;&quot;&quot;,&quot;&quot;test&quot;&quot;:&quot;&quot;&quot;&amp;SUBSTITUTE([.J39];&quot;\&quot;;&quot;\\&quot;)&amp;&quot;&quot;&quot;,&quot;&quot;matchingKeys&quot;&quot;:[&quot;&amp;[.K39]&amp;&quot;]}&quot; &amp; &quot;,&quot;&quot;copyObject&quot;&quot;:{&quot; &amp; SUBSTITUTE([.L39];&quot;\&quot;;&quot;\\&quot;) &amp; &quot;}},&quot;" office:value-type="string" office:string-value="{&quot;tokenType&quot;:&quot;@37&quot;,&quot;discard&quot;:true,&quot;state&quot;:&quot;&quot;,&quot;stringMatcher&quot;:{&quot;input&quot;:&quot;Text&quot;,&quot;containText&quot;:[&quot;Flushed: &quot;, &quot;insertions,&quot;, &quot;updates,&quot;]},&quot;regExMatcher&quot;:{&quot;input&quot;:&quot;Text&quot;,&quot;test&quot;:&quot;&quot;,&quot;matchingKeys&quot;:[]},&quot;copyObject&quot;:{}}," calcext:value-type="string">
            <text:p>{"tokenType":"@37","discard":true,"state":"","stringMatcher":{"input":"Text","containText":["Flushed: ", "insertions,", "updates,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5:45,077</text:span><text:span text:style-name="T4">]</text:span><text:span text:style-name="T6">[DEBUG]</text:span><text:span text:style-name="T4">[iFJ3][</text:span><text:span text:style-name="T6">org.hibernate.event.internal.AbstractFlushingEventListener</text:span><text:span text:style-name="T4">]-Flushed: </text:span><text:span text:style-name="T6">1</text:span><text:span text:style-name="T4"> insertions, </text:span><text:span text:style-name="T6">0</text:span><text:span text:style-name="T4"> updates, </text:span><text:span text:style-name="T6">0</text:span><text:span text:style-name="T4"> deletions to </text:span><text:span text:style-name="T6">1</text:span><text:span text:style-name="T4"> objects</text:span></text:p>
          </table:table-cell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2" table:formula="of:=&quot;@&quot; &amp; [.A40]" office:value-type="string" office:string-value="@38" calcext:value-type="string">
            <text:p>@38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Flushed: ", "(re)creations,", "updates,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40]&amp;&quot;&quot;&quot;,&quot;&quot;discard&quot;&quot;:&quot;&amp;LOWER([.C40])&amp;&quot;,&quot;&quot;state&quot;&quot;:&quot;&quot;&quot;&amp;[.D40]&amp;&quot;&quot;&quot;,&quot;&quot;stringMatcher&quot;&quot;:{&quot;&quot;input&quot;&quot;:&quot;&quot;&quot;&amp;[.E40]&amp;&quot;&quot;&quot;,&quot;&quot;containText&quot;&quot;:[&quot;&amp;[.F40]&amp;&quot;]},&quot; &amp;  IF([.G40] = &quot;&quot;; &quot;&quot;; &quot;&quot;&quot;extraMatcher1&quot;&quot;:{&quot;&quot;input&quot;&quot;:&quot;&quot;&quot;&amp;[.G40]&amp;&quot;&quot;&quot;,&quot;&quot;containText&quot;&quot;:[&quot;&amp;[.H40]&amp;&quot;]},&quot;)   &amp; &quot;&quot;&quot;regExMatcher&quot;&quot;:{&quot;&quot;input&quot;&quot;:&quot;&quot;&quot;&amp;[.I40]&amp;&quot;&quot;&quot;,&quot;&quot;test&quot;&quot;:&quot;&quot;&quot;&amp;SUBSTITUTE([.J40];&quot;\&quot;;&quot;\\&quot;)&amp;&quot;&quot;&quot;,&quot;&quot;matchingKeys&quot;&quot;:[&quot;&amp;[.K40]&amp;&quot;]}&quot; &amp; &quot;,&quot;&quot;copyObject&quot;&quot;:{&quot; &amp; SUBSTITUTE([.L40];&quot;\&quot;;&quot;\\&quot;) &amp; &quot;}},&quot;" office:value-type="string" office:string-value="{&quot;tokenType&quot;:&quot;@38&quot;,&quot;discard&quot;:true,&quot;state&quot;:&quot;&quot;,&quot;stringMatcher&quot;:{&quot;input&quot;:&quot;Text&quot;,&quot;containText&quot;:[&quot;Flushed: &quot;, &quot;(re)creations,&quot;, &quot;updates,&quot;]},&quot;regExMatcher&quot;:{&quot;input&quot;:&quot;Text&quot;,&quot;test&quot;:&quot;&quot;,&quot;matchingKeys&quot;:[]},&quot;copyObject&quot;:{}}," calcext:value-type="string">
            <text:p>{"tokenType":"@38","discard":true,"state":"","stringMatcher":{"input":"Text","containText":["Flushed: ", "(re)creations,", "updates,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5:45,077</text:span><text:span text:style-name="T4">]</text:span><text:span text:style-name="T6">[DEBUG]</text:span><text:span text:style-name="T4">[iFJ3][</text:span><text:span text:style-name="T6">org.hibernate.event.internal.AbstractFlushingEventListener</text:span><text:span text:style-name="T4">]-Flushed: </text:span><text:span text:style-name="T6">0</text:span><text:span text:style-name="T4"> (re)creations, </text:span><text:span text:style-name="T6">0</text:span><text:span text:style-name="T4"> updates, </text:span><text:span text:style-name="T6">0</text:span><text:span text:style-name="T4"> removals to </text:span><text:span text:style-name="T6">0</text:span><text:span text:style-name="T4"> collections</text:span></text:p>
          </table:table-cell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2" table:formula="of:=&quot;@&quot; &amp; [.A41]" office:value-type="string" office:string-value="@39" calcext:value-type="string">
            <text:p>@39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Listing entities: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41]&amp;&quot;&quot;&quot;,&quot;&quot;discard&quot;&quot;:&quot;&amp;LOWER([.C41])&amp;&quot;,&quot;&quot;state&quot;&quot;:&quot;&quot;&quot;&amp;[.D41]&amp;&quot;&quot;&quot;,&quot;&quot;stringMatcher&quot;&quot;:{&quot;&quot;input&quot;&quot;:&quot;&quot;&quot;&amp;[.E41]&amp;&quot;&quot;&quot;,&quot;&quot;containText&quot;&quot;:[&quot;&amp;[.F41]&amp;&quot;]},&quot; &amp;  IF([.G41] = &quot;&quot;; &quot;&quot;; &quot;&quot;&quot;extraMatcher1&quot;&quot;:{&quot;&quot;input&quot;&quot;:&quot;&quot;&quot;&amp;[.G41]&amp;&quot;&quot;&quot;,&quot;&quot;containText&quot;&quot;:[&quot;&amp;[.H41]&amp;&quot;]},&quot;)   &amp; &quot;&quot;&quot;regExMatcher&quot;&quot;:{&quot;&quot;input&quot;&quot;:&quot;&quot;&quot;&amp;[.I41]&amp;&quot;&quot;&quot;,&quot;&quot;test&quot;&quot;:&quot;&quot;&quot;&amp;SUBSTITUTE([.J41];&quot;\&quot;;&quot;\\&quot;)&amp;&quot;&quot;&quot;,&quot;&quot;matchingKeys&quot;&quot;:[&quot;&amp;[.K41]&amp;&quot;]}&quot; &amp; &quot;,&quot;&quot;copyObject&quot;&quot;:{&quot; &amp; SUBSTITUTE([.L41];&quot;\&quot;;&quot;\\&quot;) &amp; &quot;}},&quot;" office:value-type="string" office:string-value="{&quot;tokenType&quot;:&quot;@39&quot;,&quot;discard&quot;:true,&quot;state&quot;:&quot;&quot;,&quot;stringMatcher&quot;:{&quot;input&quot;:&quot;Text&quot;,&quot;containText&quot;:[&quot;Listing entities:&quot;]},&quot;regExMatcher&quot;:{&quot;input&quot;:&quot;Text&quot;,&quot;test&quot;:&quot;&quot;,&quot;matchingKeys&quot;:[]},&quot;copyObject&quot;:{}}," calcext:value-type="string">
            <text:p>{"tokenType":"@39","discard":true,"state":"","stringMatcher":{"input":"Text","containText":["Listing entities: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5:45,079</text:span><text:span text:style-name="T4">]</text:span><text:span text:style-name="T6">[DEBUG]</text:span><text:span text:style-name="T4">[iFJ3][</text:span><text:span text:style-name="T6">org.hibernate.internal.util.EntityPrinter</text:span><text:span text:style-name="T4">]-Listing entities:</text:span></text:p>
          </table:table-cell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2" table:formula="of:=&quot;@&quot; &amp; [.A42]" office:value-type="string" office:string-value="@40" calcext:value-type="string">
            <text:p>@40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com.dongkuk.dmes.cr.frm.access.log.RequestLog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42]&amp;&quot;&quot;&quot;,&quot;&quot;discard&quot;&quot;:&quot;&amp;LOWER([.C42])&amp;&quot;,&quot;&quot;state&quot;&quot;:&quot;&quot;&quot;&amp;[.D42]&amp;&quot;&quot;&quot;,&quot;&quot;stringMatcher&quot;&quot;:{&quot;&quot;input&quot;&quot;:&quot;&quot;&quot;&amp;[.E42]&amp;&quot;&quot;&quot;,&quot;&quot;containText&quot;&quot;:[&quot;&amp;[.F42]&amp;&quot;]},&quot; &amp;  IF([.G42] = &quot;&quot;; &quot;&quot;; &quot;&quot;&quot;extraMatcher1&quot;&quot;:{&quot;&quot;input&quot;&quot;:&quot;&quot;&quot;&amp;[.G42]&amp;&quot;&quot;&quot;,&quot;&quot;containText&quot;&quot;:[&quot;&amp;[.H42]&amp;&quot;]},&quot;)   &amp; &quot;&quot;&quot;regExMatcher&quot;&quot;:{&quot;&quot;input&quot;&quot;:&quot;&quot;&quot;&amp;[.I42]&amp;&quot;&quot;&quot;,&quot;&quot;test&quot;&quot;:&quot;&quot;&quot;&amp;SUBSTITUTE([.J42];&quot;\&quot;;&quot;\\&quot;)&amp;&quot;&quot;&quot;,&quot;&quot;matchingKeys&quot;&quot;:[&quot;&amp;[.K42]&amp;&quot;]}&quot; &amp; &quot;,&quot;&quot;copyObject&quot;&quot;:{&quot; &amp; SUBSTITUTE([.L42];&quot;\&quot;;&quot;\\&quot;) &amp; &quot;}},&quot;" office:value-type="string" office:string-value="{&quot;tokenType&quot;:&quot;@40&quot;,&quot;discard&quot;:true,&quot;state&quot;:&quot;&quot;,&quot;stringMatcher&quot;:{&quot;input&quot;:&quot;Text&quot;,&quot;containText&quot;:[&quot;com.dongkuk.dmes.cr.frm.access.log.RequestLog&quot;]},&quot;regExMatcher&quot;:{&quot;input&quot;:&quot;Text&quot;,&quot;test&quot;:&quot;&quot;,&quot;matchingKeys&quot;:[]},&quot;copyObject&quot;:{}}," calcext:value-type="string">
            <text:p>{"tokenType":"@40","discard":true,"state":"","stringMatcher":{"input":"Text","containText":["com.dongkuk.dmes.cr.frm.access.log.RequestLog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5:45,079</text:span><text:span text:style-name="T4">]</text:span><text:span text:style-name="T6">[DEBUG]</text:span><text:span text:style-name="T4">[iFJ3][</text:span><text:span text:style-name="T6">org.hibernate.internal.util.EntityPrinter</text:span><text:span text:style-name="T4">]</text:span><text:span text:style-name="T6">-com.dongkuk.dmes.cr.frm.access.log.RequestLog</text:span><text:span text:style-name="T4">{id=</text:span><text:span text:style-name="T6">1</text:span><text:span text:style-name="T4">, content=payload:[</text:span><text:span text:style-name="T6">null</text:span><text:span text:style-name="T4">]}</text:span></text:p>
          </table:table-cell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table:formula="of:=&quot;@&quot; &amp; [.A43]" office:value-type="string" office:string-value="@41" calcext:value-type="string">
            <text:p>@41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Closing un-released batch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43]&amp;&quot;&quot;&quot;,&quot;&quot;discard&quot;&quot;:&quot;&amp;LOWER([.C43])&amp;&quot;,&quot;&quot;state&quot;&quot;:&quot;&quot;&quot;&amp;[.D43]&amp;&quot;&quot;&quot;,&quot;&quot;stringMatcher&quot;&quot;:{&quot;&quot;input&quot;&quot;:&quot;&quot;&quot;&amp;[.E43]&amp;&quot;&quot;&quot;,&quot;&quot;containText&quot;&quot;:[&quot;&amp;[.F43]&amp;&quot;]},&quot; &amp;  IF([.G43] = &quot;&quot;; &quot;&quot;; &quot;&quot;&quot;extraMatcher1&quot;&quot;:{&quot;&quot;input&quot;&quot;:&quot;&quot;&quot;&amp;[.G43]&amp;&quot;&quot;&quot;,&quot;&quot;containText&quot;&quot;:[&quot;&amp;[.H43]&amp;&quot;]},&quot;)   &amp; &quot;&quot;&quot;regExMatcher&quot;&quot;:{&quot;&quot;input&quot;&quot;:&quot;&quot;&quot;&amp;[.I43]&amp;&quot;&quot;&quot;,&quot;&quot;test&quot;&quot;:&quot;&quot;&quot;&amp;SUBSTITUTE([.J43];&quot;\&quot;;&quot;\\&quot;)&amp;&quot;&quot;&quot;,&quot;&quot;matchingKeys&quot;&quot;:[&quot;&amp;[.K43]&amp;&quot;]}&quot; &amp; &quot;,&quot;&quot;copyObject&quot;&quot;:{&quot; &amp; SUBSTITUTE([.L43];&quot;\&quot;;&quot;\\&quot;) &amp; &quot;}},&quot;" office:value-type="string" office:string-value="{&quot;tokenType&quot;:&quot;@41&quot;,&quot;discard&quot;:true,&quot;state&quot;:&quot;&quot;,&quot;stringMatcher&quot;:{&quot;input&quot;:&quot;Text&quot;,&quot;containText&quot;:[&quot;Closing un-released batch&quot;]},&quot;regExMatcher&quot;:{&quot;input&quot;:&quot;Text&quot;,&quot;test&quot;:&quot;&quot;,&quot;matchingKeys&quot;:[]},&quot;copyObject&quot;:{}}," calcext:value-type="string">
            <text:p>{"tokenType":"@41","discard":true,"state":"","stringMatcher":{"input":"Text","containText":["Closing un-released batch"]},"regExMatcher":{"input":"Text","test":"","matchingKeys":[]},"copyObject":{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5:45,121</text:span><text:span text:style-name="T4">]</text:span><text:span text:style-name="T6">[DEBUG]</text:span><text:span text:style-name="T4">[iFJ3][</text:span><text:span text:style-name="T6">org.hibernate.engine.jdbc.internal.JdbcCoordinatorImpl</text:span><text:span text:style-name="T4">]-HHH000420: Closing un-released batch</text:span></text:p>
          </table:table-cell>
        </table:table-row>
        <table:table-row table:style-name="ro6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Query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/>
          <table:table-cell table:style-name="ce19" office:value-type="string" calcext:value-type="string">
            <text:p>NDC</text:p>
          </table:table-cell>
          <table:table-cell table:style-name="ce19" office:value-type="string" calcext:value-type="string">
            <text:p>"org.hibernate.SQL"</text:p>
          </table:table-cell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((?:.|\n)*)</text:p>
          </table:table-cell>
          <table:table-cell table:style-name="ce23" office:value-type="string" calcext:value-type="string">
            <text:p>"SQL"</text:p>
          </table:table-cell>
          <table:table-cell table:style-name="ce29" office:value-type="string" calcext:value-type="string">
            <text:p><text:span text:style-name="T1">"Header.Timestamp":"StartTime", </text:span>"SQL":"SQL"</text:p>
          </table:table-cell>
          <table:table-cell table:style-name="ce2"/>
          <table:table-cell table:style-name="ce16" table:formula="of:=&quot;{&quot;&quot;tokenType&quot;&quot;:&quot;&quot;&quot;&amp;[.B44]&amp;&quot;&quot;&quot;,&quot;&quot;discard&quot;&quot;:&quot;&amp;LOWER([.C44])&amp;&quot;,&quot;&quot;state&quot;&quot;:&quot;&quot;&quot;&amp;[.D44]&amp;&quot;&quot;&quot;,&quot;&quot;stringMatcher&quot;&quot;:{&quot;&quot;input&quot;&quot;:&quot;&quot;&quot;&amp;[.E44]&amp;&quot;&quot;&quot;,&quot;&quot;containText&quot;&quot;:[&quot;&amp;[.F44]&amp;&quot;]},&quot; &amp;  IF([.G44] = &quot;&quot;; &quot;&quot;; &quot;&quot;&quot;extraMatcher1&quot;&quot;:{&quot;&quot;input&quot;&quot;:&quot;&quot;&quot;&amp;[.G44]&amp;&quot;&quot;&quot;,&quot;&quot;containText&quot;&quot;:[&quot;&amp;[.H44]&amp;&quot;]},&quot;)   &amp; &quot;&quot;&quot;regExMatcher&quot;&quot;:{&quot;&quot;input&quot;&quot;:&quot;&quot;&quot;&amp;[.I44]&amp;&quot;&quot;&quot;,&quot;&quot;test&quot;&quot;:&quot;&quot;&quot;&amp;SUBSTITUTE([.J44];&quot;\&quot;;&quot;\\&quot;)&amp;&quot;&quot;&quot;,&quot;&quot;matchingKeys&quot;&quot;:[&quot;&amp;[.K44]&amp;&quot;]}&quot; &amp; &quot;,&quot;&quot;copyObject&quot;&quot;:{&quot; &amp; SUBSTITUTE([.L44];&quot;\&quot;;&quot;\\&quot;) &amp; &quot;}},&quot;" office:value-type="string" office:string-value="{&quot;tokenType&quot;:&quot;Query&quot;,&quot;discard&quot;:false,&quot;state&quot;:&quot;&quot;,&quot;stringMatcher&quot;:{&quot;input&quot;:&quot;Text&quot;,&quot;containText&quot;:[]},&quot;extraMatcher1&quot;:{&quot;input&quot;:&quot;NDC&quot;,&quot;containText&quot;:[&quot;org.hibernate.SQL&quot;]},&quot;regExMatcher&quot;:{&quot;input&quot;:&quot;Text&quot;,&quot;test&quot;:&quot;((?:.|\\n)*)&quot;,&quot;matchingKeys&quot;:[&quot;SQL&quot;]},&quot;copyObject&quot;:{&quot;Header.Timestamp&quot;:&quot;StartTime&quot;, &quot;SQL&quot;:&quot;SQL&quot;}}," calcext:value-type="string">
            <text:p>{"tokenType":"Query","discard":false,"state":"","stringMatcher":{"input":"Text","containText":[]},"extraMatcher1":{"input":"NDC","containText":["org.hibernate.SQL"]},"regExMatcher":{"input":"Text","test":"((?:.|\\n)*)","matchingKeys":["SQL"]},"copyObject":{"Header.Timestamp":"StartTime", "SQL":"SQL"}},</text:p>
          </table:table-cell>
          <table:table-cell table:style-name="ce2" office:value-type="string" calcext:value-type="string">
            <text:p>[2021-12-10 18:15:45,102][DEBUG][iFJ3][org.hibernate.SQL]-</text:p>
            <text:p>    insert </text:p>
            <text:p>    into</text:p>
            <text:p>        request_log</text:p>
            <text:p>        (content, id) </text:p>
            <text:p>    values</text:p>
            <text:p>        (?, ?)</text:p>
          </table:table-cell>
        </table:table-row>
        <table:table-row table:style-name="ro7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Query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Mybatis SQL : 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Mybatis SQL : ((?:.|\n)*)</text:p>
          </table:table-cell>
          <table:table-cell table:style-name="ce23" office:value-type="string" calcext:value-type="string">
            <text:p>"SQL"</text:p>
          </table:table-cell>
          <table:table-cell table:style-name="ce29" office:value-type="string" calcext:value-type="string">
            <text:p><text:span text:style-name="T1">"Header.Timestamp":"StartTime", </text:span>"SQL":"SQL"</text:p>
          </table:table-cell>
          <table:table-cell table:style-name="ce2"/>
          <table:table-cell table:style-name="ce16" table:formula="of:=&quot;{&quot;&quot;tokenType&quot;&quot;:&quot;&quot;&quot;&amp;[.B45]&amp;&quot;&quot;&quot;,&quot;&quot;discard&quot;&quot;:&quot;&amp;LOWER([.C45])&amp;&quot;,&quot;&quot;state&quot;&quot;:&quot;&quot;&quot;&amp;[.D45]&amp;&quot;&quot;&quot;,&quot;&quot;stringMatcher&quot;&quot;:{&quot;&quot;input&quot;&quot;:&quot;&quot;&quot;&amp;[.E45]&amp;&quot;&quot;&quot;,&quot;&quot;containText&quot;&quot;:[&quot;&amp;[.F45]&amp;&quot;]},&quot; &amp;  IF([.G45] = &quot;&quot;; &quot;&quot;; &quot;&quot;&quot;extraMatcher1&quot;&quot;:{&quot;&quot;input&quot;&quot;:&quot;&quot;&quot;&amp;[.G45]&amp;&quot;&quot;&quot;,&quot;&quot;containText&quot;&quot;:[&quot;&amp;[.H45]&amp;&quot;]},&quot;)   &amp; &quot;&quot;&quot;regExMatcher&quot;&quot;:{&quot;&quot;input&quot;&quot;:&quot;&quot;&quot;&amp;[.I45]&amp;&quot;&quot;&quot;,&quot;&quot;test&quot;&quot;:&quot;&quot;&quot;&amp;SUBSTITUTE([.J45];&quot;\&quot;;&quot;\\&quot;)&amp;&quot;&quot;&quot;,&quot;&quot;matchingKeys&quot;&quot;:[&quot;&amp;[.K45]&amp;&quot;]}&quot; &amp; &quot;,&quot;&quot;copyObject&quot;&quot;:{&quot; &amp; SUBSTITUTE([.L45];&quot;\&quot;;&quot;\\&quot;) &amp; &quot;}},&quot;" office:value-type="string" office:string-value="{&quot;tokenType&quot;:&quot;Query&quot;,&quot;discard&quot;:false,&quot;state&quot;:&quot;&quot;,&quot;stringMatcher&quot;:{&quot;input&quot;:&quot;Text&quot;,&quot;containText&quot;:[&quot;Mybatis SQL : &quot;]},&quot;regExMatcher&quot;:{&quot;input&quot;:&quot;Text&quot;,&quot;test&quot;:&quot;Mybatis SQL : ((?:.|\\n)*)&quot;,&quot;matchingKeys&quot;:[&quot;SQL&quot;]},&quot;copyObject&quot;:{&quot;Header.Timestamp&quot;:&quot;StartTime&quot;, &quot;SQL&quot;:&quot;SQL&quot;}}," calcext:value-type="string">
            <text:p>{"tokenType":"Query","discard":false,"state":"","stringMatcher":{"input":"Text","containText":["Mybatis SQL : "]},"regExMatcher":{"input":"Text","test":"Mybatis SQL : ((?:.|\\n)*)","matchingKeys":["SQL"]},"copyObject":{"Header.Timestamp":"StartTime", "SQL":"SQL"}},</text:p>
          </table:table-cell>
          <table:table-cell table:style-name="ce2" office:value-type="string" calcext:value-type="string">
            <text:p>[2021-12-22 17:01:49,109][INFO ][wWR5][com.dongkuk.dmes.cr.frm.access.log.MybatisSqlLogger(37)]-Mybatis SQL : </text:p>
            <text:p>/* com.dongkuk.dmes.cr.biz.plan.mo.MoRepository.addMo */</text:p>
            <text:p>insert into biz.mo_hea(mo_no, weight)</text:p>
            <text:p>        Values (?, ?)</text:p>
          </table:table-cell>
        </table:table-row>
        <table:table-row table:style-name="ro5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PlSubProcess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Parallel Sub-process run "</text:p>
          </table:table-cell>
          <table:table-cell table:style-name="ce19" table:number-columns-repeated="2"/>
          <table:table-cell table:style-name="ce23"/>
          <table:table-cell table:style-name="ce23" office:value-type="string" calcext:value-type="string">
            <text:p>(Parallel Sub-process)</text:p>
          </table:table-cell>
          <table:table-cell table:style-name="ce23" office:value-type="string" calcext:value-type="string">
            <text:p>"ProcessType"</text:p>
          </table:table-cell>
          <table:table-cell table:style-name="ce29" office:value-type="string" calcext:value-type="string">
            <text:p>"ProcessType":"ProcessType"</text:p>
          </table:table-cell>
          <table:table-cell table:style-name="ce2"/>
          <table:table-cell table:style-name="ce16" table:formula="of:=&quot;{&quot;&quot;tokenType&quot;&quot;:&quot;&quot;&quot;&amp;[.B46]&amp;&quot;&quot;&quot;,&quot;&quot;discard&quot;&quot;:&quot;&amp;LOWER([.C46])&amp;&quot;,&quot;&quot;state&quot;&quot;:&quot;&quot;&quot;&amp;[.D46]&amp;&quot;&quot;&quot;,&quot;&quot;stringMatcher&quot;&quot;:{&quot;&quot;input&quot;&quot;:&quot;&quot;&quot;&amp;[.E46]&amp;&quot;&quot;&quot;,&quot;&quot;containText&quot;&quot;:[&quot;&amp;[.F46]&amp;&quot;]},&quot; &amp;  IF([.G46] = &quot;&quot;; &quot;&quot;; &quot;&quot;&quot;extraMatcher1&quot;&quot;:{&quot;&quot;input&quot;&quot;:&quot;&quot;&quot;&amp;[.G46]&amp;&quot;&quot;&quot;,&quot;&quot;containText&quot;&quot;:[&quot;&amp;[.H46]&amp;&quot;]},&quot;)   &amp; &quot;&quot;&quot;regExMatcher&quot;&quot;:{&quot;&quot;input&quot;&quot;:&quot;&quot;&quot;&amp;[.I46]&amp;&quot;&quot;&quot;,&quot;&quot;test&quot;&quot;:&quot;&quot;&quot;&amp;SUBSTITUTE([.J46];&quot;\&quot;;&quot;\\&quot;)&amp;&quot;&quot;&quot;,&quot;&quot;matchingKeys&quot;&quot;:[&quot;&amp;[.K46]&amp;&quot;]}&quot; &amp; &quot;,&quot;&quot;copyObject&quot;&quot;:{&quot; &amp; SUBSTITUTE([.L46];&quot;\&quot;;&quot;\\&quot;) &amp; &quot;}},&quot;" office:value-type="string" office:string-value="{&quot;tokenType&quot;:&quot;PlSubProcess&quot;,&quot;discard&quot;:true,&quot;state&quot;:&quot;&quot;,&quot;stringMatcher&quot;:{&quot;input&quot;:&quot;Text&quot;,&quot;containText&quot;:[&quot;Parallel Sub-process run &quot;]},&quot;regExMatcher&quot;:{&quot;input&quot;:&quot;&quot;,&quot;test&quot;:&quot;(Parallel Sub-process)&quot;,&quot;matchingKeys&quot;:[&quot;ProcessType&quot;]},&quot;copyObject&quot;:{&quot;ProcessType&quot;:&quot;ProcessType&quot;}}," calcext:value-type="string">
            <text:p>{"tokenType":"PlSubProcess","discard":true,"state":"","stringMatcher":{"input":"Text","containText":["Parallel Sub-process run "]},"regExMatcher":{"input":"","test":"(Parallel Sub-process)","matchingKeys":["ProcessType"]},"copyObject":{"ProcessType":"ProcessType"}},</text:p>
          </table:table-cell>
          <table:table-cell table:style-name="ce2" office:value-type="string" calcext:value-type="string">
            <text:p>[2021-12-23 11:36:43,117][INFO ][hgch][com.dongkuk.oasis.executors.ParallelGatewayExecutable(71)]-Parallel Sub-process run [Gateway_0qw4j58]</text:p>
          </table:table-cell>
        </table:table-row>
        <table:table-row table:style-name="ro8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lMultiInstance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<text:span text:style-name="T1">"Parallel Multi Instance task</text:span>"</text:p>
          </table:table-cell>
          <table:table-cell table:style-name="ce19" table:number-columns-repeated="2"/>
          <table:table-cell table:style-name="ce23"/>
          <table:table-cell table:style-name="ce23" office:value-type="string" calcext:value-type="string">
            <text:p>(Parallel Multi Instance)</text:p>
          </table:table-cell>
          <table:table-cell table:style-name="ce23" office:value-type="string" calcext:value-type="string">
            <text:p>"ProcessType"</text:p>
          </table:table-cell>
          <table:table-cell table:style-name="ce29" office:value-type="string" calcext:value-type="string">
            <text:p>"ProcessType":"ProcessType"</text:p>
          </table:table-cell>
          <table:table-cell table:style-name="ce2"/>
          <table:table-cell table:style-name="ce16" table:formula="of:=&quot;{&quot;&quot;tokenType&quot;&quot;:&quot;&quot;&quot;&amp;[.B47]&amp;&quot;&quot;&quot;,&quot;&quot;discard&quot;&quot;:&quot;&amp;LOWER([.C47])&amp;&quot;,&quot;&quot;state&quot;&quot;:&quot;&quot;&quot;&amp;[.D47]&amp;&quot;&quot;&quot;,&quot;&quot;stringMatcher&quot;&quot;:{&quot;&quot;input&quot;&quot;:&quot;&quot;&quot;&amp;[.E47]&amp;&quot;&quot;&quot;,&quot;&quot;containText&quot;&quot;:[&quot;&amp;[.F47]&amp;&quot;]},&quot; &amp;  IF([.G47] = &quot;&quot;; &quot;&quot;; &quot;&quot;&quot;extraMatcher1&quot;&quot;:{&quot;&quot;input&quot;&quot;:&quot;&quot;&quot;&amp;[.G47]&amp;&quot;&quot;&quot;,&quot;&quot;containText&quot;&quot;:[&quot;&amp;[.H47]&amp;&quot;]},&quot;)   &amp; &quot;&quot;&quot;regExMatcher&quot;&quot;:{&quot;&quot;input&quot;&quot;:&quot;&quot;&quot;&amp;[.I47]&amp;&quot;&quot;&quot;,&quot;&quot;test&quot;&quot;:&quot;&quot;&quot;&amp;SUBSTITUTE([.J47];&quot;\&quot;;&quot;\\&quot;)&amp;&quot;&quot;&quot;,&quot;&quot;matchingKeys&quot;&quot;:[&quot;&amp;[.K47]&amp;&quot;]}&quot; &amp; &quot;,&quot;&quot;copyObject&quot;&quot;:{&quot; &amp; SUBSTITUTE([.L47];&quot;\&quot;;&quot;\\&quot;) &amp; &quot;}},&quot;" office:value-type="string" office:string-value="{&quot;tokenType&quot;:&quot;PlMultiInstance&quot;,&quot;discard&quot;:true,&quot;state&quot;:&quot;&quot;,&quot;stringMatcher&quot;:{&quot;input&quot;:&quot;Text&quot;,&quot;containText&quot;:[&quot;Parallel Multi Instance task&quot;]},&quot;regExMatcher&quot;:{&quot;input&quot;:&quot;&quot;,&quot;test&quot;:&quot;(Parallel Multi Instance)&quot;,&quot;matchingKeys&quot;:[&quot;ProcessType&quot;]},&quot;copyObject&quot;:{&quot;ProcessType&quot;:&quot;ProcessType&quot;}}," calcext:value-type="string">
            <text:p>{"tokenType":"PlMultiInstance","discard":true,"state":"","stringMatcher":{"input":"Text","containText":["Parallel Multi Instance task"]},"regExMatcher":{"input":"","test":"(Parallel Multi Instance)","matchingKeys":["ProcessType"]},"copyObject":{"ProcessType":"ProcessType"}},</text:p>
          </table:table-cell>
          <table:table-cell table:style-name="ce2" office:value-type="string" calcext:value-type="string">
            <text:p>[2021-12-23 11:36:42,882][INFO ][ZHSV][com.dongkuk.oasis.executors.CoreElementExecutor(59)]-Parallel Multi Instance task</text:p>
          </table:table-cell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qMultiInstance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Sequential Multi Instance task"</text:p>
          </table:table-cell>
          <table:table-cell table:style-name="ce19" table:number-columns-repeated="2"/>
          <table:table-cell table:style-name="ce23"/>
          <table:table-cell table:style-name="ce23" office:value-type="string" calcext:value-type="string">
            <text:p>(Sequential Multi Instance)</text:p>
          </table:table-cell>
          <table:table-cell table:style-name="ce23" office:value-type="string" calcext:value-type="string">
            <text:p>"ProcessType"</text:p>
          </table:table-cell>
          <table:table-cell table:style-name="ce29" office:value-type="string" calcext:value-type="string">
            <text:p>"ProcessType":"ProcessType"</text:p>
          </table:table-cell>
          <table:table-cell table:style-name="ce2"/>
          <table:table-cell table:style-name="ce16" table:formula="of:=&quot;{&quot;&quot;tokenType&quot;&quot;:&quot;&quot;&quot;&amp;[.B48]&amp;&quot;&quot;&quot;,&quot;&quot;discard&quot;&quot;:&quot;&amp;LOWER([.C48])&amp;&quot;,&quot;&quot;state&quot;&quot;:&quot;&quot;&quot;&amp;[.D48]&amp;&quot;&quot;&quot;,&quot;&quot;stringMatcher&quot;&quot;:{&quot;&quot;input&quot;&quot;:&quot;&quot;&quot;&amp;[.E48]&amp;&quot;&quot;&quot;,&quot;&quot;containText&quot;&quot;:[&quot;&amp;[.F48]&amp;&quot;]},&quot; &amp;  IF([.G48] = &quot;&quot;; &quot;&quot;; &quot;&quot;&quot;extraMatcher1&quot;&quot;:{&quot;&quot;input&quot;&quot;:&quot;&quot;&quot;&amp;[.G48]&amp;&quot;&quot;&quot;,&quot;&quot;containText&quot;&quot;:[&quot;&amp;[.H48]&amp;&quot;]},&quot;)   &amp; &quot;&quot;&quot;regExMatcher&quot;&quot;:{&quot;&quot;input&quot;&quot;:&quot;&quot;&quot;&amp;[.I48]&amp;&quot;&quot;&quot;,&quot;&quot;test&quot;&quot;:&quot;&quot;&quot;&amp;SUBSTITUTE([.J48];&quot;\&quot;;&quot;\\&quot;)&amp;&quot;&quot;&quot;,&quot;&quot;matchingKeys&quot;&quot;:[&quot;&amp;[.K48]&amp;&quot;]}&quot; &amp; &quot;,&quot;&quot;copyObject&quot;&quot;:{&quot; &amp; SUBSTITUTE([.L48];&quot;\&quot;;&quot;\\&quot;) &amp; &quot;}},&quot;" office:value-type="string" office:string-value="{&quot;tokenType&quot;:&quot;SqMultiInstance&quot;,&quot;discard&quot;:true,&quot;state&quot;:&quot;&quot;,&quot;stringMatcher&quot;:{&quot;input&quot;:&quot;Text&quot;,&quot;containText&quot;:[&quot;Sequential Multi Instance task&quot;]},&quot;regExMatcher&quot;:{&quot;input&quot;:&quot;&quot;,&quot;test&quot;:&quot;(Sequential Multi Instance)&quot;,&quot;matchingKeys&quot;:[&quot;ProcessType&quot;]},&quot;copyObject&quot;:{&quot;ProcessType&quot;:&quot;ProcessType&quot;}}," calcext:value-type="string">
            <text:p>{"tokenType":"SqMultiInstance","discard":true,"state":"","stringMatcher":{"input":"Text","containText":["Sequential Multi Instance task"]},"regExMatcher":{"input":"","test":"(Sequential Multi Instance)","matchingKeys":["ProcessType"]},"copyObject":{"ProcessType":"ProcessType"}},</text:p>
          </table:table-cell>
          <table:table-cell table:style-name="ce2" office:value-type="string" calcext:value-type="string">
            <text:p>[2021-12-23 11:36:42,903][INFO ][ZHSV][com.dongkuk.oasis.executors.CoreElementExecutor(67)]-Sequential Multi Instance task</text:p>
          </table:table-cell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POST 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office:value-type="string" calcext:value-type="string">
            <text:p>^POST '([^\"]*)', parameters=\{(.*)\}</text:p>
          </table:table-cell>
          <table:table-cell table:style-name="ce23" office:value-type="string" calcext:value-type="string">
            <text:p>"Address", "Parameters"</text:p>
          </table:table-cell>
          <table:table-cell table:style-name="ce29" office:value-type="string" calcext:value-type="string">
            <text:p>"Address":"Global.Address", "Parameters":"Global.Parameters"</text:p>
          </table:table-cell>
          <table:table-cell table:style-name="ce2"/>
          <table:table-cell table:style-name="ce16" table:formula="of:=&quot;{&quot;&quot;tokenType&quot;&quot;:&quot;&quot;&quot;&amp;[.B49]&amp;&quot;&quot;&quot;,&quot;&quot;discard&quot;&quot;:&quot;&amp;LOWER([.C49])&amp;&quot;,&quot;&quot;state&quot;&quot;:&quot;&quot;&quot;&amp;[.D49]&amp;&quot;&quot;&quot;,&quot;&quot;stringMatcher&quot;&quot;:{&quot;&quot;input&quot;&quot;:&quot;&quot;&quot;&amp;[.E49]&amp;&quot;&quot;&quot;,&quot;&quot;containText&quot;&quot;:[&quot;&amp;[.F49]&amp;&quot;]},&quot; &amp;  IF([.G49] = &quot;&quot;; &quot;&quot;; &quot;&quot;&quot;extraMatcher1&quot;&quot;:{&quot;&quot;input&quot;&quot;:&quot;&quot;&quot;&amp;[.G49]&amp;&quot;&quot;&quot;,&quot;&quot;containText&quot;&quot;:[&quot;&amp;[.H49]&amp;&quot;]},&quot;)   &amp; &quot;&quot;&quot;regExMatcher&quot;&quot;:{&quot;&quot;input&quot;&quot;:&quot;&quot;&quot;&amp;[.I49]&amp;&quot;&quot;&quot;,&quot;&quot;test&quot;&quot;:&quot;&quot;&quot;&amp;SUBSTITUTE([.J49];&quot;\&quot;;&quot;\\&quot;)&amp;&quot;&quot;&quot;,&quot;&quot;matchingKeys&quot;&quot;:[&quot;&amp;[.K49]&amp;&quot;]}&quot; &amp; &quot;,&quot;&quot;copyObject&quot;&quot;:{&quot; &amp; SUBSTITUTE([.L49];&quot;\&quot;;&quot;\\&quot;) &amp; &quot;}},&quot;" office:value-type="string" office:string-value="{&quot;tokenType&quot;:&quot;Post&quot;,&quot;discard&quot;:false,&quot;state&quot;:&quot;&quot;,&quot;stringMatcher&quot;:{&quot;input&quot;:&quot;Text&quot;,&quot;containText&quot;:[&quot;POST &quot;]},&quot;regExMatcher&quot;:{&quot;input&quot;:&quot;Text&quot;,&quot;test&quot;:&quot;^POST '([^\\&quot;]*)', parameters=\\{(.*)\\}&quot;,&quot;matchingKeys&quot;:[&quot;Address&quot;, &quot;Parameters&quot;]},&quot;copyObject&quot;:{&quot;Address&quot;:&quot;Global.Address&quot;, &quot;Parameters&quot;:&quot;Global.Parameters&quot;}}," calcext:value-type="string">
            <text:p>{"tokenType":"Post","discard":false,"state":"","stringMatcher":{"input":"Text","containText":["POST "]},"regExMatcher":{"input":"Text","test":"^POST '([^\\"]*)', parameters=\\{(.*)\\}","matchingKeys":["Address", "Parameters"]},"copyObject":{"Address":"Global.Address", "Parameters":"Global.Parameters"}},</text:p>
          </table:table-cell>
          <table:table-cell table:style-name="ce2" office:value-type="string" calcext:value-type="string">
            <text:p>[2021-12-20 16:02:43,242][DEBUG][cTQ3][org.springframework.web.servlet.DispatcherServlet(108)]-POST "/pmf/service/mo?moNo=M000164&amp;action=subservice&amp;name=JeongjinKim", parameters={masked}</text:p>
          </table:table-cell>
        </table:table-row>
        <table:table-row table:style-name="ro5" table:number-rows-repeated="4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/>
          <table:table-cell table:style-name="ce16"/>
          <table:table-cell table:style-name="ce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Transaction [", "] started.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54]&amp;&quot;&quot;&quot;,&quot;&quot;discard&quot;&quot;:&quot;&amp;LOWER([.C54])&amp;&quot;,&quot;&quot;state&quot;&quot;:&quot;&quot;&quot;&amp;[.D54]&amp;&quot;&quot;&quot;,&quot;&quot;stringMatcher&quot;&quot;:{&quot;&quot;input&quot;&quot;:&quot;&quot;&quot;&amp;[.E54]&amp;&quot;&quot;&quot;,&quot;&quot;containText&quot;&quot;:[&quot;&amp;[.F54]&amp;&quot;]},&quot; &amp;  IF([.G54] = &quot;&quot;; &quot;&quot;; &quot;&quot;&quot;extraMatcher1&quot;&quot;:{&quot;&quot;input&quot;&quot;:&quot;&quot;&quot;&amp;[.G54]&amp;&quot;&quot;&quot;,&quot;&quot;containText&quot;&quot;:[&quot;&amp;[.H54]&amp;&quot;]},&quot;)   &amp; &quot;&quot;&quot;regExMatcher&quot;&quot;:{&quot;&quot;input&quot;&quot;:&quot;&quot;&quot;&amp;[.I54]&amp;&quot;&quot;&quot;,&quot;&quot;test&quot;&quot;:&quot;&quot;&quot;&amp;SUBSTITUTE([.J54];&quot;\&quot;;&quot;\\&quot;)&amp;&quot;&quot;&quot;,&quot;&quot;matchingKeys&quot;&quot;:[&quot;&amp;[.K54]&amp;&quot;]}},&quot;" office:value-type="string" office:string-value="{&quot;tokenType&quot;:&quot;TRANSACTION&quot;,&quot;discard&quot;:true,&quot;state&quot;:&quot;&quot;,&quot;stringMatcher&quot;:{&quot;input&quot;:&quot;Text&quot;,&quot;containText&quot;:[&quot;Transaction [&quot;, &quot;] started.&quot;]},&quot;regExMatcher&quot;:{&quot;input&quot;:&quot;Text&quot;,&quot;test&quot;:&quot;&quot;,&quot;matchingKeys&quot;:[]}}," calcext:value-type="string">
            <text:p>{"tokenType":"TRANSACTION","discard":true,"state":"","stringMatcher":{"input":"Text","containText":["Transaction [", "] started."]},"regExMatcher":{"input":"Text","test":"","matchingKeys":[]}},</text:p>
          </table:table-cell>
          <table:table-cell table:style-name="ce2" office:value-type="string" calcext:value-type="string">
            <text:p>[<text:span text:style-name="T2">2021-12-10 18:16:44,764][INFO ][L454][com.dongkuk.oasis.transaction.SpringTransactionHandler]-Transaction [txBiz] started.</text:span></text:p>
          </table:table-cell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@25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Transaction [", "] has been committed.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55]&amp;&quot;&quot;&quot;,&quot;&quot;discard&quot;&quot;:&quot;&amp;LOWER([.C55])&amp;&quot;,&quot;&quot;state&quot;&quot;:&quot;&quot;&quot;&amp;[.D55]&amp;&quot;&quot;&quot;,&quot;&quot;stringMatcher&quot;&quot;:{&quot;&quot;input&quot;&quot;:&quot;&quot;&quot;&amp;[.E55]&amp;&quot;&quot;&quot;,&quot;&quot;containText&quot;&quot;:[&quot;&amp;[.F55]&amp;&quot;]},&quot; &amp;  IF([.G55] = &quot;&quot;; &quot;&quot;; &quot;&quot;&quot;extraMatcher1&quot;&quot;:{&quot;&quot;input&quot;&quot;:&quot;&quot;&quot;&amp;[.G55]&amp;&quot;&quot;&quot;,&quot;&quot;containText&quot;&quot;:[&quot;&amp;[.H55]&amp;&quot;]},&quot;)   &amp; &quot;&quot;&quot;regExMatcher&quot;&quot;:{&quot;&quot;input&quot;&quot;:&quot;&quot;&quot;&amp;[.I55]&amp;&quot;&quot;&quot;,&quot;&quot;test&quot;&quot;:&quot;&quot;&quot;&amp;SUBSTITUTE([.J55];&quot;\&quot;;&quot;\\&quot;)&amp;&quot;&quot;&quot;,&quot;&quot;matchingKeys&quot;&quot;:[&quot;&amp;[.K55]&amp;&quot;]}},&quot;" office:value-type="string" office:string-value="{&quot;tokenType&quot;:&quot;@25&quot;,&quot;discard&quot;:true,&quot;state&quot;:&quot;&quot;,&quot;stringMatcher&quot;:{&quot;input&quot;:&quot;Text&quot;,&quot;containText&quot;:[&quot;Transaction [&quot;, &quot;] has been committed.&quot;]},&quot;regExMatcher&quot;:{&quot;input&quot;:&quot;Text&quot;,&quot;test&quot;:&quot;&quot;,&quot;matchingKeys&quot;:[]}}," calcext:value-type="string">
            <text:p>{"tokenType":"@25","discard":true,"state":"","stringMatcher":{"input":"Text","containText":["Transaction [", "] has been committed."]},"regExMatcher":{"input":"Text","test":"","matchingKeys":[]}},</text:p>
          </table:table-cell>
          <table:table-cell table:style-name="ce2" office:value-type="string" calcext:value-type="string">
            <text:p>[<text:span text:style-name="T3">2021-12-10</text:span><text:span text:style-name="T4"> </text:span><text:span text:style-name="T5">18:16:58,227</text:span><text:span text:style-name="T4">][</text:span><text:span text:style-name="T5">INFO</text:span><text:span text:style-name="T4"> ][Olzc][</text:span><text:span text:style-name="T6">com.dongkuk.oasis.transaction.SpringTransactionHandler</text:span><text:span text:style-name="T4">]-Transaction [txBiz] has been committed.</text:span></text:p>
          </table:table-cell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@26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"Transaction [", "] has been rolled back."</text:p>
          </table:table-cell>
          <table:table-cell table:style-name="ce19" table:number-columns-repeated="2"/>
          <table:table-cell table:style-name="ce23" office:value-type="string" calcext:value-type="string">
            <text:p>Text</text:p>
          </table:table-cell>
          <table:table-cell table:style-name="ce23" table:number-columns-repeated="2"/>
          <table:table-cell table:style-name="ce29"/>
          <table:table-cell table:style-name="ce2"/>
          <table:table-cell table:style-name="ce16" table:formula="of:=&quot;{&quot;&quot;tokenType&quot;&quot;:&quot;&quot;&quot;&amp;[.B56]&amp;&quot;&quot;&quot;,&quot;&quot;discard&quot;&quot;:&quot;&amp;LOWER([.C56])&amp;&quot;,&quot;&quot;state&quot;&quot;:&quot;&quot;&quot;&amp;[.D56]&amp;&quot;&quot;&quot;,&quot;&quot;stringMatcher&quot;&quot;:{&quot;&quot;input&quot;&quot;:&quot;&quot;&quot;&amp;[.E56]&amp;&quot;&quot;&quot;,&quot;&quot;containText&quot;&quot;:[&quot;&amp;[.F56]&amp;&quot;]},&quot; &amp;  IF([.G56] = &quot;&quot;; &quot;&quot;; &quot;&quot;&quot;extraMatcher1&quot;&quot;:{&quot;&quot;input&quot;&quot;:&quot;&quot;&quot;&amp;[.G56]&amp;&quot;&quot;&quot;,&quot;&quot;containText&quot;&quot;:[&quot;&amp;[.H56]&amp;&quot;]},&quot;)   &amp; &quot;&quot;&quot;regExMatcher&quot;&quot;:{&quot;&quot;input&quot;&quot;:&quot;&quot;&quot;&amp;[.I56]&amp;&quot;&quot;&quot;,&quot;&quot;test&quot;&quot;:&quot;&quot;&quot;&amp;SUBSTITUTE([.J56];&quot;\&quot;;&quot;\\&quot;)&amp;&quot;&quot;&quot;,&quot;&quot;matchingKeys&quot;&quot;:[&quot;&amp;[.K56]&amp;&quot;]}},&quot;" office:value-type="string" office:string-value="{&quot;tokenType&quot;:&quot;@26&quot;,&quot;discard&quot;:true,&quot;state&quot;:&quot;&quot;,&quot;stringMatcher&quot;:{&quot;input&quot;:&quot;Text&quot;,&quot;containText&quot;:[&quot;Transaction [&quot;, &quot;] has been rolled back.&quot;]},&quot;regExMatcher&quot;:{&quot;input&quot;:&quot;Text&quot;,&quot;test&quot;:&quot;&quot;,&quot;matchingKeys&quot;:[]}}," calcext:value-type="string">
            <text:p>{"tokenType":"@26","discard":true,"state":"","stringMatcher":{"input":"Text","containText":["Transaction [", "] has been rolled back."]},"regExMatcher":{"input":"Text","test":"","matchingKeys":[]}},</text:p>
          </table:table-cell>
          <table:table-cell table:style-name="ce2" office:value-type="string" calcext:value-type="string">
            <text:p>[<text:span text:style-name="T2">2021-12-10 18:16:44,773][INFO ][L454][com.dongkuk.oasis.transaction.SpringTransactionHandler]-Transaction [txBiz] has been rolled back.</text:span></text:p>
          </table:table-cell>
        </table:table-row>
        <table:table-row table:style-name="ro5" table:number-rows-repeated="3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/>
          <table:table-cell table:style-name="ce16"/>
          <table:table-cell table:style-name="ce2"/>
        </table:table-row>
        <table:table-row table:style-name="ro4">
          <table:table-cell table:style-name="ce2" office:value-type="string" calcext:value-type="string">
            <text:p>쿼리 시작과 끝이 애매 하다</text:p>
          </table:table-cell>
          <table:table-cell table:style-name="ce2" table:number-columns-repeated="3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9" office:value-type="string" calcext:value-type="string">
            <text:p>[<text:span text:style-name="T7">2021-12-10 18:16:08,493][DEBUG][36x7:edf5][io.github.thecodinglog.methodinvoker.ParameterNameMethodArgumentBindingStrategy]-Parameter name binding of name</text:span></text:p>
          </table:table-cell>
        </table:table-row>
        <table:table-row table:style-name="ro4">
          <table:table-cell table:style-name="ce2" office:value-type="string" calcext:value-type="string">
            <text:p>로그가 찍히는 라인 번호가 없다</text:p>
          </table:table-cell>
          <table:table-cell table:style-name="ce2" table:number-columns-repeated="3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9" office:value-type="string" calcext:value-type="string">
            <text:p>[<text:span text:style-name="T7">2021-12-10 18:16:52,000][DEBUG][F3Hu][org.springframework.orm.jpa.JpaTransactionManager]-Found thread-bound EntityManager [SessionImpl(1151692773&lt;open&gt;)] for JPA transaction</text:span></text:p>
          </table:table-cell>
        </table:table-row>
        <table:table-row table:style-name="ro4">
          <table:table-cell table:style-name="ce2" office:value-type="string" calcext:value-type="string">
            <text:p>병렬처리에 대한 처리가 어렵다</text:p>
          </table:table-cell>
          <table:table-cell table:style-name="ce2" table:number-columns-repeated="3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9" office:value-type="string" calcext:value-type="string">
            <text:p>[<text:span text:style-name="T7">2021-12-10 18:16:52,000][DEBUG][F3Hu][org.springframework.orm.jpa.JpaTransactionManager]-Participating in existing transaction</text:span></text:p>
          </table:table-cell>
        </table:table-row>
        <table:table-row table:style-name="ro4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9" office:value-type="string" calcext:value-type="string">
            <text:p>[<text:span text:style-name="T7">2021-12-10 18:16:52,003][DEBUG][F3Hu][org.hibernate.loader.Loader]-Result set row: 0</text:span></text:p>
          </table:table-cell>
        </table:table-row>
        <table:table-row table:style-name="ro4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9" office:value-type="string" calcext:value-type="string">
            <text:p>[<text:span text:style-name="T7">2021-12-10 18:16:52,004][DEBUG][F3Hu][org.hibernate.loader.Loader]-Result row: EntityKey[com.dongkuk.dmes.cr.biz.plan.mo.MoHeaEntity#M000024]</text:span></text:p>
          </table:table-cell>
        </table:table-row>
        <table:table-row table:style-name="ro4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9" office:value-type="string" calcext:value-type="string">
            <text:p>[<text:span text:style-name="T7">2021-12-10 18:16:52,014][DEBUG][F3Hu][org.hibernate.engine.internal.TwoPhaseLoad]-Resolving attributes for [com.dongkuk.dmes.cr.biz.plan.mo.MoHeaEntity#M000024]</text:span></text:p>
          </table:table-cell>
        </table:table-row>
        <table:table-row table:style-name="ro4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9" office:value-type="string" calcext:value-type="string">
            <text:p>[<text:span text:style-name="T7">2021-12-10 18:16:52,014][DEBUG][F3Hu][org.hibernate.engine.internal.TwoPhaseLoad]-Processing attribute `name` : value = hihi</text:span></text:p>
          </table:table-cell>
        </table:table-row>
        <table:table-row table:style-name="ro4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9" office:value-type="string" calcext:value-type="string">
            <text:p>[<text:span text:style-name="T7">2021-12-10 18:16:52,015][DEBUG][F3Hu][org.hibernate.engine.internal.TwoPhaseLoad]-Done materializing entity [com.dongkuk.dmes.cr.biz.plan.mo.MoHeaEntity#M000024]</text:span></text:p>
          </table:table-cell>
        </table:table-row>
        <table:table-row table:style-name="ro4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9" office:value-type="string" calcext:value-type="string">
            <text:p>[<text:span text:style-name="T7">2021-12-10 18:16:52,016][DEBUG][F3Hu][org.hibernate.loader.Loader]-Done entity load</text:span></text:p>
          </table:table-cell>
        </table:table-row>
        <table:table-row table:style-name="ro9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10" office:value-type="string" calcext:value-type="string">
            <text:p>[<text:span text:style-name="T8">2021-12-10 18:16:52,016][DEBUG][F3Hu][org.hibernate.internal.util.EntityPrinter]-com.dongkuk.dmes.cr.biz.plan.mo.MoHeaEntity{moNo=M000024, name=hihi, weight=null}</text:span></text:p>
          </table:table-cell>
        </table:table-row>
        <table:table-row table:style-name="ro3" table:number-rows-repeated="10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10"/>
        </table:table-row>
        <table:table-row table:style-name="ro5" table:number-rows-repeated="7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3"/>
        </table:table-row>
        <table:table-row table:style-name="ro5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/>
          <table:table-cell table:style-name="ce23" office:value-type="string" calcext:value-type="string">
            <text:p>Process \[(.*)\]\((.*)\) start</text:p>
          </table:table-cell>
          <table:table-cell table:style-name="ce23" office:value-type="string" calcext:value-type="string">
            <text:p>"ProcessID", "ProcessName"</text:p>
          </table:table-cell>
          <table:table-cell table:style-name="ce29"/>
          <table:table-cell table:style-name="ce2" table:number-columns-repeated="3"/>
        </table:table-row>
        <table:table-row table:style-name="ro5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/>
          <table:table-cell table:style-name="ce23" office:value-type="string" calcext:value-type="string">
            <text:p><text:s/>finish.*\(([0-9]+)ms\)</text:p>
          </table:table-cell>
          <table:table-cell table:style-name="ce23" office:value-type="string" calcext:value-type="string">
            <text:p>"RunTime"</text:p>
          </table:table-cell>
          <table:table-cell table:style-name="ce29"/>
          <table:table-cell table:style-name="ce2" table:number-columns-repeated="3"/>
        </table:table-row>
        <table:table-row table:style-name="ro5" table:number-rows-repeated="12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3"/>
        </table:table-row>
        <table:table-row table:style-name="ro10">
          <table:table-cell table:style-name="ce2" table:number-columns-repeated="4"/>
          <table:table-cell table:style-name="ce14" table:number-columns-repeated="2"/>
          <table:table-cell table:style-name="ce19" table:number-columns-repeated="2"/>
          <table:table-cell table:style-name="ce23" table:number-columns-repeated="3"/>
          <table:table-cell table:style-name="ce29"/>
          <table:table-cell table:style-name="ce2" table:number-columns-repeated="2"/>
          <table:table-cell table:style-name="ce2" office:value-type="string" calcext:value-type="string">
            <text:p>[2021-12-10 18:15:44,974][DEBUG][iFJ3][org.hibernate.SQL]-</text:p>
            <text:p>    select</text:p>
            <text:p>        next_val as id_val </text:p>
            <text:p>    from</text:p>
            <text:p>        hibernate_sequence for update</text:p>
          </table:table-cell>
        </table:table-row>
        <table:table-row table:style-name="ro5" table:number-rows-repeated="1048474">
          <table:table-cell table:number-columns-repeated="15"/>
        </table:table-row>
        <table:table-row table:style-name="ro1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text>₩</number:text>
      <number:number number:decimal-places="0" loext:min-decimal-places="0" number:min-integer-digits="1" number:grouping="true"/>
    </number:number-style>
    <number:number-style style:name="N149">
      <number:text>-₩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loext:min-decimal-places="2" number:min-integer-digits="1" number:grouping="true"/>
    </number:number-style>
    <number:number-style style:name="N152">
      <number:text>-₩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">
      <number:text>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</number:number-style>
    <number:number-style style:name="N162">
      <number:text>-</number:text>
      <number:number number:decimal-places="2" loext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₩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9" number:language="ko" number:country="KR">
      <number:day number:style="long"/>
      <number:text>-</number:text>
      <number:month number:textual="true"/>
    </number:date-style>
    <number:date-style style:name="N10150" number:language="ko" number:country="KR">
      <number:month number:textual="true"/>
      <number:text>-</number:text>
      <number:year/>
    </number:date-style>
    <number:time-style style:name="N10151" number:language="ko" number:country="KR">
      <number:hours/>
      <number:text>:</number:text>
      <number:minute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ko" number:country="KR">
      <number:hours/>
      <number:text>:</number:text>
      <number:minutes number:style="long"/>
    </number:time-style>
    <number:time-style style:name="N10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7" number:language="ko" number:country="KR">
      <number:month number:style="long"/>
      <number:text>-</number:text>
      <number:day number:style="long"/>
    </number:date-style>
    <number:date-style style:name="N10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0" number:language="ko" number:country="KR">
      <number:hours/>
      <number:text>시 </number:text>
      <number:minutes number:style="long"/>
      <number:text>분</number:text>
    </number:time-style>
    <number:time-style style:name="N10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fo:color="#000000" style:font-name="맑은 고딕" fo:font-family="'맑은 고딕'" style:font-family-generic="modern" style:font-pitch="fixed" fo:font-size="11pt" style:font-name-asian="맑은 고딕" style:font-family-asian="'맑은 고딕'" style:font-family-generic-asian="modern" style:font-pitch-asian="fixed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계산" style:display-name="Excel_BuiltIn_계산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solid" style:text-underline-width="auto" style:text-underline-color="font-color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셀_20_확인" style:display-name="Excel_BuiltIn_셀 확인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bold" style:font-name-asian="맑은 고딕" style:font-family-asian="'맑은 고딕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경고문" style:display-name="Excel_BuiltIn_경고문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맑은 고딕" fo:font-family="'맑은 고딕'" style:font-family-generic="modern" style:font-pitch="fixed" fo:font-size="11pt" fo:font-style="normal" fo:text-shadow="none" style:text-underline-style="none" fo:font-weight="normal" style:font-name-asian="맑은 고딕" style:font-family-asian="'맑은 고딕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00/00/00</text:date>, <text:time style:data-style-name="N2" text:time-value="16:11:58.799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6T16:51:34.614000000</meta:creation-date>
    <dc:date>2022-01-25T11:21:39.502000000</dc:date>
    <meta:editing-duration>P11DT7H13M24S</meta:editing-duration>
    <meta:editing-cycles>40</meta:editing-cycles>
    <meta:generator>LibreOffice/6.4.1.2$Windows_X86_64 LibreOffice_project/4d224e95b98b138af42a64d84056446d09082932</meta:generator>
    <meta:document-statistic meta:table-count="1" meta:cell-count="485" meta:object-count="0"/>
  </office:meta>
</office:document-meta>
</file>